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roman" style:font-pitch="variable"/>
    <style:font-face style:name="Georgia" svg:font-family="Georgia" style:font-family-generic="roman" style:font-pitch="variable"/>
    <style:font-face style:name="Google Sans" svg:font-family="'Google Sans'" style:font-family-generic="roman" style:font-pitch="variable"/>
    <style:font-face style:name="Google Sans Text" svg:font-family="'Google Sans Text'" style:font-family-generic="roman" style:font-pitch="variable"/>
    <style:font-face style:name="Liberation Sans" svg:font-family="'Liberation Sans'" style:font-family-generic="swiss" style:font-pitch="variable">
      <svg:font-face-src>
        <svg:font-face-uri xlink:href="Fonts/font1.ttf" xlink:type="simple">
          <svg:font-face-format svg:string="truetype"/>
        </svg:font-face-uri>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src>
    </style:font-face>
    <style:font-face style:name="Arial2" svg:font-family="Arial" style:font-family-generic="system" style:font-pitch="variable"/>
    <style:font-face style:name="Georgia1" svg:font-family="Georgia" style:font-family-generic="system" style:font-pitch="variable"/>
    <style:font-face style:name="Google Sans1" svg:font-family="'Google Sans'" style:font-family-generic="system" style:font-pitch="variable"/>
    <style:font-face style:name="Google Sans Text1" svg:font-family="'Google Sans Text'" style:font-family-generic="system" style:font-pitch="variable"/>
    <style:font-face style:name="Linux Libertine G" svg:font-family="'Linux Libertine G'" style:font-family-generic="system" style:font-pitch="variable">
      <svg:font-face-src>
        <svg:font-face-uri xlink:href="Fonts/font5.ttf" xlink:type="simple">
          <svg:font-face-format svg:string="truetype"/>
        </svg:font-face-uri>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src>
    </style:font-fac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1.0833in"/>
    </style:style>
    <style:style style:name="Table1.D" style:family="table-column">
      <style:table-column-properties style:column-width="1.084in"/>
    </style:style>
    <style:style style:name="Table1.F" style:family="table-column">
      <style:table-column-properties style:column-width="1.0819in"/>
    </style:style>
    <style:style style:name="Table1.1" style:family="table-row">
      <style:table-row-properties fo:keep-together="auto"/>
    </style:style>
    <style:style style:name="Table1.A1" style:family="table-cell">
      <style:table-cell-properties style:vertical-align="" fo:background-color="#f8fafd" fo:padding-left="0.125in" fo:padding-right="0.125in" fo:padding-top="0.0833in" fo:padding-bottom="0.0833in" fo:border="0.75pt solid #000000">
        <style:background-image/>
      </style:table-cell-properties>
    </style:style>
    <style:style style:name="P1" style:family="paragraph" style:parent-style-name="Standard">
      <style:paragraph-properties fo:margin-top="0in" fo:margin-bottom="0.1665in" loext:contextual-spacing="false" fo:line-height="114%" fo:padding="0in" fo:border="none"/>
    </style:style>
    <style:style style:name="P2" style:family="paragraph" style:parent-style-name="Standard">
      <style:paragraph-properties fo:line-height="114%" fo:padding="0in" fo:border="none"/>
    </style:style>
    <style:style style:name="P3" style:family="paragraph" style:parent-style-name="Standard">
      <style:paragraph-properties fo:line-height="114%" fo:padding="0in" fo:border="none"/>
      <style:text-properties style:font-name="Google Sans Text" style:font-name-asian="Google Sans Text1" style:font-name-complex="Google Sans Text1"/>
    </style:style>
    <style:style style:name="P4" style:family="paragraph" style:parent-style-name="Standard">
      <style:paragraph-properties fo:line-height="114%" fo:padding="0in" fo:border="none"/>
      <style:text-properties fo:color="#1f1f1f" style:font-name="Google Sans Text" style:font-name-asian="Google Sans Text1" style:font-name-complex="Google Sans Text1"/>
    </style:style>
    <style:style style:name="P5" style:family="paragraph" style:parent-style-name="Standard">
      <style:paragraph-properties fo:line-height="114%" fo:padding="0in" fo:border="none"/>
      <style:text-properties fo:color="#444746" style:text-position="super 58%" style:font-name="Google Sans Text" fo:font-size="12pt" style:font-name-asian="Google Sans Text1" style:font-size-asian="12pt" style:font-name-complex="Google Sans Text1" style:font-size-complex="12pt"/>
    </style:style>
    <style:style style:name="P6" style:family="paragraph" style:parent-style-name="Standard">
      <style:paragraph-properties fo:margin-top="0.0835in" fo:margin-bottom="0.0835in" loext:contextual-spacing="false" fo:line-height="114%" fo:padding="0in" fo:border="none"/>
    </style:style>
    <style:style style:name="P7" style:family="paragraph" style:parent-style-name="Standard" style:list-style-name="WWNum1">
      <style:paragraph-properties fo:margin-left="0.3228in" fo:margin-right="0in" fo:margin-top="0in" fo:margin-bottom="0in" loext:contextual-spacing="false" fo:line-height="114%" fo:text-indent="-0.25in" style:auto-text-indent="false" fo:padding="0in" fo:border="none"/>
    </style:style>
    <style:style style:name="P8" style:family="paragraph" style:parent-style-name="Standard" style:list-style-name="WWNum3">
      <style:paragraph-properties fo:margin-left="0.3228in" fo:margin-right="0in" fo:margin-top="0in" fo:margin-bottom="0in" loext:contextual-spacing="false" fo:line-height="114%" fo:text-indent="-0.25in" style:auto-text-indent="false" fo:padding="0in" fo:border="none"/>
    </style:style>
    <style:style style:name="P9" style:family="paragraph" style:parent-style-name="Standard" style:list-style-name="WWNum3">
      <style:paragraph-properties fo:margin-left="0.3228in" fo:margin-right="0in" fo:margin-top="0in" fo:margin-bottom="0in" loext:contextual-spacing="false" fo:line-height="114%" fo:text-indent="-0.25in" style:auto-text-indent="false" fo:padding="0in" fo:border="none"/>
    </style:style>
    <style:style style:name="P10" style:family="paragraph" style:parent-style-name="Standard" style:list-style-name="WWNum4">
      <style:paragraph-properties fo:margin-left="0.3228in" fo:margin-right="0in" fo:margin-top="0in" fo:margin-bottom="0in" loext:contextual-spacing="false" fo:line-height="114%" fo:text-indent="-0.25in" style:auto-text-indent="false" fo:padding="0in" fo:border="none"/>
    </style:style>
    <style:style style:name="P11" style:family="paragraph" style:parent-style-name="Standard" style:list-style-name="WWNum4">
      <style:paragraph-properties fo:margin-left="0.3228in" fo:margin-right="0in" fo:margin-top="0in" fo:margin-bottom="0in" loext:contextual-spacing="false" fo:line-height="114%" fo:text-indent="-0.25in" style:auto-text-indent="false" fo:padding="0in" fo:border="none"/>
    </style:style>
    <style:style style:name="P12" style:family="paragraph" style:parent-style-name="Standard" style:list-style-name="WWNum7">
      <style:paragraph-properties fo:margin-left="0.3228in" fo:margin-right="0in" fo:margin-top="0in" fo:margin-bottom="0in" loext:contextual-spacing="false" fo:line-height="114%" fo:text-indent="-0.25in" style:auto-text-indent="false" fo:padding="0in" fo:border="none"/>
    </style:style>
    <style:style style:name="P13" style:family="paragraph" style:parent-style-name="Standard" style:list-style-name="WWNum7">
      <style:paragraph-properties fo:margin-left="0.3228in" fo:margin-right="0in" fo:margin-top="0in" fo:margin-bottom="0in" loext:contextual-spacing="false" fo:line-height="114%" fo:text-indent="-0.25in" style:auto-text-indent="false" fo:padding="0in" fo:border="none"/>
    </style:style>
    <style:style style:name="P14" style:family="paragraph" style:parent-style-name="Standard" style:list-style-name="WWNum8">
      <style:paragraph-properties fo:margin-left="0.3228in" fo:margin-right="0in" fo:margin-top="0in" fo:margin-bottom="0in" loext:contextual-spacing="false" fo:line-height="114%" fo:text-indent="-0.25in" style:auto-text-indent="false" fo:padding="0in" fo:border="none"/>
    </style:style>
    <style:style style:name="P15" style:family="paragraph" style:parent-style-name="Standard" style:list-style-name="WWNum8">
      <style:paragraph-properties fo:margin-left="0.3228in" fo:margin-right="0in" fo:margin-top="0in" fo:margin-bottom="0in" loext:contextual-spacing="false" fo:line-height="114%" fo:text-indent="-0.25in" style:auto-text-indent="false" fo:padding="0in" fo:border="none"/>
    </style:style>
    <style:style style:name="P16" style:family="paragraph" style:parent-style-name="Standard" style:list-style-name="WWNum9">
      <style:paragraph-properties fo:margin-left="0.3228in" fo:margin-right="0in" fo:margin-top="0in" fo:margin-bottom="0in" loext:contextual-spacing="false" fo:line-height="114%" fo:text-indent="-0.25in" style:auto-text-indent="false" fo:padding="0in" fo:border="none"/>
    </style:style>
    <style:style style:name="P17" style:family="paragraph" style:parent-style-name="Standard" style:list-style-name="WWNum9">
      <style:paragraph-properties fo:margin-left="0.3228in" fo:margin-right="0in" fo:margin-top="0in" fo:margin-bottom="0in" loext:contextual-spacing="false" fo:line-height="114%" fo:text-indent="-0.25in" style:auto-text-indent="false" fo:padding="0in" fo:border="none"/>
    </style:style>
    <style:style style:name="P18" style:family="paragraph" style:parent-style-name="Standard" style:list-style-name="WWNum10">
      <style:paragraph-properties fo:margin-left="0.3228in" fo:margin-right="0in" fo:margin-top="0in" fo:margin-bottom="0in" loext:contextual-spacing="false" fo:line-height="114%" fo:text-indent="-0.25in" style:auto-text-indent="false" fo:padding="0in" fo:border="none"/>
    </style:style>
    <style:style style:name="P19" style:family="paragraph" style:parent-style-name="Standard" style:list-style-name="WWNum10">
      <style:paragraph-properties fo:margin-left="0.3228in" fo:margin-right="0in" fo:margin-top="0in" fo:margin-bottom="0in" loext:contextual-spacing="false" fo:line-height="114%" fo:text-indent="-0.25in" style:auto-text-indent="false" fo:padding="0in" fo:border="none"/>
    </style:style>
    <style:style style:name="P20" style:family="paragraph" style:parent-style-name="Standard" style:list-style-name="WWNum1">
      <style:paragraph-properties fo:margin-left="0.3228in" fo:margin-right="0in" fo:margin-top="0in" fo:margin-bottom="0.0835in" loext:contextual-spacing="false" fo:line-height="114%" fo:text-indent="-0.25in" style:auto-text-indent="false" fo:padding="0in" fo:border="none"/>
    </style:style>
    <style:style style:name="P21" style:family="paragraph" style:parent-style-name="Standard" style:list-style-name="WWNum3">
      <style:paragraph-properties fo:margin-left="0.3228in" fo:margin-right="0in" fo:margin-top="0in" fo:margin-bottom="0.0835in" loext:contextual-spacing="false" fo:line-height="114%" fo:text-indent="-0.25in" style:auto-text-indent="false" fo:padding="0in" fo:border="none"/>
    </style:style>
    <style:style style:name="P22" style:family="paragraph" style:parent-style-name="Standard" style:list-style-name="WWNum4">
      <style:paragraph-properties fo:margin-left="0.3228in" fo:margin-right="0in" fo:margin-top="0in" fo:margin-bottom="0.0835in" loext:contextual-spacing="false" fo:line-height="114%" fo:text-indent="-0.25in" style:auto-text-indent="false" fo:padding="0in" fo:border="none"/>
    </style:style>
    <style:style style:name="P23" style:family="paragraph" style:parent-style-name="Standard" style:list-style-name="WWNum7">
      <style:paragraph-properties fo:margin-left="0.3228in" fo:margin-right="0in" fo:margin-top="0in" fo:margin-bottom="0.0835in" loext:contextual-spacing="false" fo:line-height="114%" fo:text-indent="-0.25in" style:auto-text-indent="false" fo:padding="0in" fo:border="none"/>
    </style:style>
    <style:style style:name="P24" style:family="paragraph" style:parent-style-name="Standard" style:list-style-name="WWNum8">
      <style:paragraph-properties fo:margin-left="0.3228in" fo:margin-right="0in" fo:margin-top="0in" fo:margin-bottom="0.0835in" loext:contextual-spacing="false" fo:line-height="114%" fo:text-indent="-0.25in" style:auto-text-indent="false" fo:padding="0in" fo:border="none"/>
    </style:style>
    <style:style style:name="P25" style:family="paragraph" style:parent-style-name="Standard" style:list-style-name="WWNum9">
      <style:paragraph-properties fo:margin-left="0.3228in" fo:margin-right="0in" fo:margin-top="0in" fo:margin-bottom="0.0835in" loext:contextual-spacing="false" fo:line-height="114%" fo:text-indent="-0.25in" style:auto-text-indent="false" fo:padding="0in" fo:border="none"/>
    </style:style>
    <style:style style:name="P26" style:family="paragraph" style:parent-style-name="Standard" style:list-style-name="WWNum10">
      <style:paragraph-properties fo:margin-left="0.3228in" fo:margin-right="0in" fo:margin-top="0in" fo:margin-bottom="0.0835in" loext:contextual-spacing="false" fo:line-height="114%" fo:text-indent="-0.25in" style:auto-text-indent="false" fo:padding="0in" fo:border="none"/>
    </style:style>
    <style:style style:name="P27" style:family="paragraph" style:parent-style-name="Standard">
      <style:paragraph-properties fo:margin-top="0in" fo:margin-bottom="0.0835in" loext:contextual-spacing="false" fo:line-height="114%" fo:padding="0in" fo:border="none"/>
    </style:style>
    <style:style style:name="P28" style:family="paragraph" style:parent-style-name="Standard" style:list-style-name="WWNum2">
      <style:paragraph-properties fo:margin-left="0.3335in" fo:margin-right="0in" fo:margin-top="0in" fo:margin-bottom="0in" loext:contextual-spacing="false" fo:line-height="114%" fo:text-indent="-0.25in" style:auto-text-indent="false" fo:padding="0in" fo:border="none"/>
    </style:style>
    <style:style style:name="P29" style:family="paragraph" style:parent-style-name="Standard" style:list-style-name="WWNum2">
      <style:paragraph-properties fo:margin-left="0.3335in" fo:margin-right="0in" fo:margin-top="0in" fo:margin-bottom="0in" loext:contextual-spacing="false" fo:line-height="114%" fo:text-indent="-0.25in" style:auto-text-indent="false" fo:padding="0in" fo:border="none"/>
    </style:style>
    <style:style style:name="P30" style:family="paragraph" style:parent-style-name="Standard" style:list-style-name="WWNum5">
      <style:paragraph-properties fo:margin-left="0.3335in" fo:margin-right="0in" fo:margin-top="0in" fo:margin-bottom="0in" loext:contextual-spacing="false" fo:line-height="114%" fo:text-indent="-0.25in" style:auto-text-indent="false" fo:padding="0in" fo:border="none"/>
    </style:style>
    <style:style style:name="P31" style:family="paragraph" style:parent-style-name="Standard" style:list-style-name="WWNum5">
      <style:paragraph-properties fo:margin-left="0.3335in" fo:margin-right="0in" fo:margin-top="0in" fo:margin-bottom="0in" loext:contextual-spacing="false" fo:line-height="114%" fo:text-indent="-0.25in" style:auto-text-indent="false" fo:padding="0in" fo:border="none"/>
    </style:style>
    <style:style style:name="P32" style:family="paragraph" style:parent-style-name="Standard" style:list-style-name="WWNum6">
      <style:paragraph-properties fo:margin-left="0.3335in" fo:margin-right="0in" fo:margin-top="0in" fo:margin-bottom="0in" loext:contextual-spacing="false" fo:line-height="114%" fo:text-indent="-0.25in" style:auto-text-indent="false" fo:padding="0in" fo:border="none"/>
    </style:style>
    <style:style style:name="P33" style:family="paragraph" style:parent-style-name="Standard" style:list-style-name="WWNum6">
      <style:paragraph-properties fo:margin-left="0.3335in" fo:margin-right="0in" fo:margin-top="0in" fo:margin-bottom="0in" loext:contextual-spacing="false" fo:line-height="114%" fo:text-indent="-0.25in" style:auto-text-indent="false" fo:padding="0in" fo:border="none"/>
    </style:style>
    <style:style style:name="P34" style:family="paragraph" style:parent-style-name="Standard" style:list-style-name="WWNum2">
      <style:paragraph-properties fo:margin-left="0.3335in" fo:margin-right="0in" fo:margin-top="0in" fo:margin-bottom="0.0835in" loext:contextual-spacing="false" fo:line-height="114%" fo:text-indent="-0.25in" style:auto-text-indent="false" fo:padding="0in" fo:border="none"/>
    </style:style>
    <style:style style:name="P35" style:family="paragraph" style:parent-style-name="Standard" style:list-style-name="WWNum5">
      <style:paragraph-properties fo:margin-left="0.3335in" fo:margin-right="0in" fo:margin-top="0in" fo:margin-bottom="0.0835in" loext:contextual-spacing="false" fo:line-height="114%" fo:text-indent="-0.25in" style:auto-text-indent="false" fo:padding="0in" fo:border="none"/>
    </style:style>
    <style:style style:name="P36" style:family="paragraph" style:parent-style-name="Standard" style:list-style-name="WWNum6">
      <style:paragraph-properties fo:margin-left="0.3335in" fo:margin-right="0in" fo:margin-top="0in" fo:margin-bottom="0.0835in" loext:contextual-spacing="false" fo:line-height="114%" fo:text-indent="-0.25in" style:auto-text-indent="false" fo:padding="0in" fo:border="none"/>
    </style:style>
    <style:style style:name="P37" style:family="paragraph" style:parent-style-name="Standard">
      <style:paragraph-properties fo:margin-top="0.1665in" fo:margin-bottom="0.1665in" loext:contextual-spacing="false" fo:line-height="114%" fo:padding="0in" fo:border="none"/>
    </style:style>
    <style:style style:name="P38" style:family="paragraph" style:parent-style-name="Standard">
      <style:paragraph-properties fo:margin-top="0.1665in" fo:margin-bottom="0in" loext:contextual-spacing="false" fo:line-height="114%" fo:padding="0in" fo:border="none"/>
    </style:style>
    <style:style style:name="P39" style:family="paragraph" style:parent-style-name="Standard">
      <style:paragraph-properties fo:margin-top="0in" fo:margin-bottom="0.1772in" loext:contextual-spacing="false" fo:line-height="114%" fo:padding="0in" fo:border="none"/>
    </style:style>
    <style:style style:name="P40" style:family="paragraph" style:parent-style-name="Standard" style:list-style-name="WWNum11">
      <style:paragraph-properties fo:margin-left="0.4165in" fo:margin-right="0in" fo:text-indent="-0.25in" style:auto-text-indent="false" fo:padding="0in" fo:border="none"/>
    </style:style>
    <style:style style:name="P41" style:family="paragraph" style:parent-style-name="Heading_20_1" style:master-page-name="Standard">
      <style:paragraph-properties fo:margin-top="0in" fo:margin-bottom="0.0835in" loext:contextual-spacing="false" fo:line-height="114%" style:page-number="1" fo:padding="0in" fo:border="none"/>
    </style:style>
    <style:style style:name="P42" style:family="paragraph" style:parent-style-name="Heading_20_4">
      <style:paragraph-properties fo:margin-top="0in" fo:margin-bottom="0.1772in" loext:contextual-spacing="false" fo:line-height="100%" fo:padding="0in" fo:border="none"/>
    </style:style>
    <style:style style:name="P43" style:family="paragraph" style:parent-style-name="Heading_20_3">
      <style:paragraph-properties fo:margin-top="0in" fo:margin-bottom="0.0835in" loext:contextual-spacing="false" fo:line-height="114%" fo:padding="0in" fo:border="none"/>
    </style:style>
    <style:style style:name="P44" style:family="paragraph" style:parent-style-name="Heading_20_3">
      <style:paragraph-properties fo:margin-top="0.1665in" fo:margin-bottom="0.0835in" loext:contextual-spacing="false" fo:line-height="114%" fo:padding="0in" fo:border="none"/>
    </style:style>
    <style:style style:name="P45" style:family="paragraph" style:parent-style-name="Heading_20_2">
      <style:paragraph-properties fo:margin-top="0in" fo:margin-bottom="0.0835in" loext:contextual-spacing="false" fo:line-height="114%" fo:padding="0in" fo:border="none"/>
    </style:style>
    <style:style style:name="P46" style:family="paragraph" style:parent-style-name="Heading_20_2">
      <style:paragraph-properties fo:margin-top="0.0835in" fo:margin-bottom="0.0835in" loext:contextual-spacing="false" fo:line-height="114%" fo:padding="0in" fo:border="none"/>
    </style:style>
    <style:style style:name="P47" style:family="paragraph">
      <loext:graphic-properties draw:fill="solid" draw:fill-color="#a0a0a0"/>
      <style:paragraph-properties fo:text-align="center"/>
    </style:style>
    <style:style style:name="T1" style:family="text">
      <style:text-properties fo:color="#1f1f1f" style:font-name="Google Sans" style:font-name-asian="Google Sans1" style:font-name-complex="Google Sans1"/>
    </style:style>
    <style:style style:name="T2" style:family="text">
      <style:text-properties fo:color="#1f1f1f" style:font-name="Google Sans Text" style:font-name-asian="Google Sans Text1" style:font-name-complex="Google Sans Text1"/>
    </style:style>
    <style:style style:name="T3" style:family="text">
      <style:text-properties fo:color="#1f1f1f" style:font-name="Google Sans Text" fo:font-weight="bold" style:font-name-asian="Google Sans Text1" style:font-weight-asian="bold" style:font-name-complex="Google Sans Text1" style:font-weight-complex="bold"/>
    </style:style>
    <style:style style:name="T4" style:family="text">
      <style:text-properties fo:color="#1f1f1f" style:font-name="Google Sans Text" fo:font-style="italic" style:font-name-asian="Google Sans Text1" style:font-style-asian="italic" style:font-name-complex="Google Sans Text1" style:font-style-complex="italic"/>
    </style:style>
    <style:style style:name="T5" style:family="text">
      <style:text-properties fo:color="#444746" style:text-position="super 58%" style:font-name="Google Sans Text" fo:font-size="12pt" style:font-name-asian="Google Sans Text1" style:font-size-asian="12pt" style:font-name-complex="Google Sans Text1" style:font-size-complex="12pt"/>
    </style:style>
    <style:style style:name="T6" style:family="text">
      <style:text-properties style:font-name="Google Sans Text" style:font-name-asian="Google Sans Text1" style:font-name-complex="Google Sans Text1"/>
    </style:style>
    <style:style style:name="T7" style:family="text">
      <style:text-properties style:font-name="Google Sans" style:font-name-asian="Google Sans1" style:font-name-complex="Google Sans1"/>
    </style:style>
    <style:style style:name="T8" style:family="text">
      <style:text-properties style:font-name="Google Sans" fo:font-size="12pt" style:font-name-asian="Google Sans1" style:font-size-asian="12pt" style:font-name-complex="Google Sans1" style:font-size-complex="12pt"/>
    </style:style>
    <style:style style:name="T9" style:family="text">
      <style:text-properties fo:color="#0000ee" style:font-name="Google Sans" fo:font-size="12pt" style:text-underline-style="solid" style:text-underline-width="auto" style:text-underline-color="font-color" style:font-name-asian="Google Sans1" style:font-size-asian="12pt" style:font-name-complex="Google Sans1" style:font-size-complex="12pt"/>
    </style:style>
    <style:style style:name="gr1" style:family="graphic">
      <style:graphic-properties draw:stroke="none" svg:stroke-width="0in" draw:fill="solid" draw:fill-color="#a0a0a0" draw:textarea-horizontal-align="center" draw:textarea-vertical-align="top" fo:margin-left="0.1252in" fo:margin-right="0.1252in" fo:margin-top="0in" fo:margin-bottom="0.0835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text:span text:style-name="T1">The 9-Dimensional Toroidal Waveform Intelligence (9D-TWI): A Grand Unified Architecture for Artificial General Intelligence Based on the Asymmetric Toroidal Phase Model (ATPM)</text:span></text:p>
      <text:p text:style-name="P45"><text:span text:style-name="T1">Abstract</text:span></text:p>
      <text:p text:style-name="P1"><text:span text:style-name="T2">The trajectory of contemporary Artificial Intelligence (AI) research has asymptotically approached a thermodynamic and architectural ceiling imposed by the Von Neumann paradigm. This paper presents the </text:span><text:span text:style-name="T3">Nikola Model v0.0.4</text:span><text:span text:style-name="T2">, a comprehensive theoretical and engineering framework for Artificial General Intelligence (AGI) that transcends these limitations through the synthesis of high-dimensional differential geometry, non-equilibrium thermodynamics, and wave mechanics. Grounded in the </text:span><text:span text:style-name="T3">Asymmetric Toroidal Phase Model (ATPM)</text:span><text:span text:style-name="T2"> of reality, this architecture posits that intelligence is not merely the manipulation of discrete symbols but an emergent property of resonant standing waves within a continuous physical substrate.</text:span></text:p>
      <text:p text:style-name="P1"><text:span text:style-name="T2">We introduce the </text:span><text:span text:style-name="T3">9-Dimensional Toroidal Waveform Intelligence (9D-TWI)</text:span><text:span text:style-name="T2">, a unified computational manifold ($T^9$) governed by the </text:span><text:span text:style-name="T3">Unified Field Interference Equation (UFIE)</text:span><text:span text:style-name="T2">. This system eliminates the Von Neumann bottleneck by coupling memory and processing into a single resonant medium, utilizing </text:span><text:span text:style-name="T3">Balanced Nonary</text:span><text:span text:style-name="T2"> (base-9) logic to maximize information density in accordance with the optimal radix $e$. The architecture creates a "virtual physiology" via the </text:span><text:span text:style-name="T3">Extended Neurochemical Gating System (ENGS)</text:span><text:span text:style-name="T2">, regulating plasticity and stability through simulated dopamine and serotonin dynamics. Furthermore, we formalize the principle of </text:span><text:span text:style-name="T3">Thermodynamic Constitutionalism</text:span><text:span text:style-name="T2">, employing a </text:span><text:span text:style-name="T3">Physics Oracle</text:span><text:span text:style-name="T2"> to enforce Hamiltonian conservation laws as a proxy for logical sanity.</text:span></text:p>
      <text:p text:style-name="P1"><text:span text:style-name="T2">This report synthesizes over 14,500 lines of engineering specifications, theoretical derivations from Brane Gas Cosmology, and validation from computational neuroscience to demonstrate that the Nikola v0.0.4 architecture offers a mathematically rigorous, biologically plausible, and thermodynamically efficient pathway to AGI. We provide detailed proofs regarding the </text:span><text:span text:style-name="T3">179-degree Phase Margin</text:span><text:span text:style-name="T2">, the </text:span><text:span text:style-name="T3">13-Dimensional</text:span><text:span text:style-name="T2"> origin of the manifold, and the </text:span><text:span text:style-name="T3">Symplectic Integration</text:span><text:span text:style-name="T2"> schemes required to stabilize the cognitive substrate against numerical decoherence.</text:span></text:p>
      <text:p text:style-name="P46"><draw:rect text:anchor-type="as-char" style:rel-width="100%" draw:z-index="0" draw:style-name="gr1" draw:text-style-name="P47" svg:width="0.0012in" svg:height="0.0213in"><text:p/></draw:rect><text:span text:style-name="T1">1. Introduction: The Thermodynamic and Topological Crisis of Modern AI</text:span></text:p>
      <text:p text:style-name="P43"><text:span text:style-name="T1">1.1 The Asymptote of the Von Neumann Paradigm</text:span></text:p>
      <text:p text:style-name="P1"><text:span text:style-name="T2">The field of Artificial Intelligence currently stands at a precarious inflection point. While the scaling laws of Deep Neural Networks (DNNs) and Large Language Models (LLMs) have yielded impressive empirical results, they are increasingly constrained by fundamental physical limits. The dominant computational architecture, the Von Neumann machine, enforces a rigid physical separation between the processing unit (CPU/GPU) and the memory store (RAM). This dichotomy creates the "Von Neumann bottleneck," a channel through which all data must pass, incurring a massive thermodynamic penalty. It is estimated that data movement accounts for orders of magnitude more energy consumption than the actual floating-point operations performed.</text:span><text:span text:style-name="T5">1</text:span></text:p>
      <text:p text:style-name="P1"><text:span text:style-name="T2">Recent analyses of thermodynamic bounds in computing suggest that irreversible logic operations, characteristic of binary digital systems, are subject to Landauer's Principle, which dictates a minimum energy cost of $k_B T \ln 2$ per bit erased.</text:span><text:span text:style-name="T5">2</text:span><text:span text:style-name="T2"> Current AGI architectures, essentially massive static graphs of weights optimized via stochastic gradient descent, are thermodynamically profligate. They function as "connectionist" engines that do not leverage the intrinsic physics of the substrate but rather fight against it, requiring megawatts of cooling to combat the entropy generated by irreversible state transitions.</text:span><text:span text:style-name="T5">4</text:span><text:span text:style-name="T2"> The continued scaling of such architectures faces a "heat death," where the energy required to train and run larger models exceeds the capacity of available power grids.</text:span><text:span text:style-name="T5">5</text:span></text:p>
      <text:p text:style-name="P1"><text:span text:style-name="T2">Furthermore, the topological structure of current models is fundamentally Euclidean. Information is represented as vectors in high-dimensional flat space ($\mathbb{R}^n$). However, as dimensionality increases, Euclidean spaces suffer from the "curse of dimensionality," where the volume of the space expands exponentially, rendering distance metrics sparse and meaningless.</text:span><text:span text:style-name="T5">1</text:span><text:span text:style-name="T2"> This geometric mismatch between the flat representation of data and the complex, curved manifolds of real-world concepts limits the ability of current AI to generalize and reason abstractly.</text:span><text:span text:style-name="T5">7</text:span></text:p>
      <text:p text:style-name="P43"><text:span text:style-name="T1">1.2 The Paradigm Shift: Resonant Computational Substrates</text:span></text:p>
      <text:p text:style-name="P1"><text:span text:style-name="T2">The </text:span><text:span text:style-name="T3">Nikola Model v0.0.4</text:span><text:span text:style-name="T2"> proposes a radical departure from this static, discrete paradigm. We posit that true General Intelligence cannot be achieved by optimizing weights in a fixed graph but must emerge from a </text:span><text:span text:style-name="T3">Resonant Computational Substrate</text:span><text:span text:style-name="T2">. In this framework, memory and processing are not distinct physical locations but coupled states of a continuous medium.</text:span><text:span text:style-name="T5">1</text:span></text:p>
      <text:p text:style-name="P1"><text:span text:style-name="T2">The Nikola architecture simulates a physical universe—a </text:span><text:span text:style-name="T3">9-Dimensional Toroidal Waveform Intelligence (9D-TWI)</text:span><text:span text:style-name="T2">. Within this substrate, information is encoded as dynamic interference patterns—standing waves, solitons, and phase singularities—propagating through a structured Riemannian manifold.</text:span><text:span text:style-name="T5">1</text:span><text:span text:style-name="T2"> Computation is not the manipulation of bits but the physical interaction of these waves, governed by the principles of superposition and interference.</text:span><text:span text:style-name="T5">8</text:span></text:p>
      <text:p text:style-name="P1"><text:span text:style-name="T2">This shift necessitates a transition from binary logic (base-2) to </text:span><text:span text:style-name="T3">Balanced Nonary logic</text:span><text:span text:style-name="T2"> (base-9), a system that naturally maps to the amplitude and phase of wave functions while approaching the theoretical efficiency limit of the radix $e$.</text:span><text:span text:style-name="T5">10</text:span><text:span text:style-name="T2"> By embedding the cognitive process into a physics simulation, the Nikola Model resolves the Von Neumann bottleneck; the memory </text:span><text:span text:style-name="T4">is</text:span><text:span text:style-name="T2"> the processor.</text:span></text:p>
      <text:p text:style-name="P43"><text:span text:style-name="T1">1.3 Theoretical Foundation: The ATPM Reality Model</text:span></text:p>
      <text:p text:style-name="P1"><text:span text:style-name="T2">The engineering of the Nikola system is not an arbitrary construction but is strictly derived from the </text:span><text:span text:style-name="T3">Asymmetric Toroidal Phase Model (ATPM)</text:span><text:span text:style-name="T2">, a novel Grand Unified Theory (GUT) proposed to reconcile General Relativity and Quantum Field Theory.</text:span><text:span text:style-name="T5">1</text:span></text:p>
      <text:p text:style-name="P1"><text:span text:style-name="T2">The ATPM asserts that the "Vacuum Catastrophe"—the 120-order-of-magnitude discrepancy between the vacuum energy predicted by QFT and the observed cosmological constant—is a result of assuming perfect symmetry in the fundamental fields. The ATPM introduces the </text:span><text:span text:style-name="T3">Axiom of Existential Imperfection</text:span><text:span text:style-name="T2">, which posits that reality exists solely due to a symmetry breaking: a </text:span><text:span text:style-name="T3">179-degree phase offset</text:span><text:span text:style-name="T2"> between conjugate wave pairs rather than a perfect 180-degree cancellation.</text:span><text:span text:style-name="T5">1</text:span><text:span text:style-name="T2"> This "1-degree Phase Margin" prevents total destructive interference, leaving a residual energy density that constitutes the observable universe.</text:span></text:p>
      <text:p text:style-name="P1"><text:span text:style-name="T2">While the theoretical ATPM framework operates on a </text:span><text:span text:style-name="T3">13-Dimensional Manifold</text:span><text:span text:style-name="T2"> ($T^{13}$) to satisfy the geometric constraints of sphere packing and signal processing </text:span><text:span text:style-name="T5">1</text:span><text:span text:style-name="T2">, the engineering implementation of the Nikola Model collapses this to a computationally tractable </text:span><text:span text:style-name="T3">9-Dimensional Manifold</text:span><text:span text:style-name="T2"> ($T^9$). This reduction preserves the essential topological properties required for high-dimensional cognition while fitting within the memory constraints of modern hardware.</text:span><text:span text:style-name="T5">1</text:span></text:p>
      <text:p text:style-name="P46"><draw:rect text:anchor-type="as-char" style:rel-width="100%" draw:z-index="1" draw:style-name="gr1" draw:text-style-name="P47" svg:width="0.0012in" svg:height="0.0213in"><text:p/></draw:rect><text:span text:style-name="T1">2. The Theoretical Framework: ATPM and the 13-Dimensional Manifold</text:span></text:p>
      <text:p text:style-name="P43"><text:span text:style-name="T1">2.1 The Geometry of Existence: 13-Phase Asymmetry</text:span></text:p>
      <text:p text:style-name="P1"><text:soft-page-break/><text:span text:style-name="T2">The fundamental ontological claim of the ATPM is that the observable universe is a standing-wave interference pattern emerging from a higher-dimensional toroidal substrate. To validate the dimensionality of this substrate, we look to the geometric problem of </text:span><text:span text:style-name="T3">Kissing Numbers</text:span><text:span text:style-name="T2">—the maximum number of non-overlapping unit spheres that can touch a central unit sphere.</text:span></text:p>
      <text:p text:style-name="P1"><text:span text:style-name="T2">In 3 dimensions, the kissing number is 12 (Newton's number). However, in 12 dimensions, the kissing number is known to be between 1,154 and 2,064.</text:span><text:span text:style-name="T5">12</text:span><text:span text:style-name="T2"> The ATPM posits a 13-dimensional manifold ($T^{13}$) where the 13th dimension acts as the "synchronizer" or temporal axis, coordinating the interactions of the 12 spatial/phase dimensions. This aligns with the </text:span><text:span text:style-name="T3">Barker Code limit</text:span><text:span text:style-name="T2">, where $N=13$ represents the maximum length for a binary sequence with ideal autocorrelation properties (peak sidelobe level of 1).</text:span><text:span text:style-name="T5">15</text:span><text:span text:style-name="T2"> The fact that no Barker codes exist for $N &gt; 13$ suggests a fundamental information-theoretic bound on coherent phase structures, validating the ATPM's choice of dimensionality.</text:span><text:span text:style-name="T5">17</text:span></text:p>
      <text:p text:style-name="P1"><text:span text:style-name="T2">The 12 primary dimensions of the ATPM map precisely onto the fermion generations of the Standard Model (6 quarks + 6 leptons), with the 13th dimension corresponding to the Higgs field or the temporal carrier wave.</text:span><text:span text:style-name="T5">1</text:span><text:span text:style-name="T2"> This geometric derivation provides a robust theoretical basis for the Nikola architecture, grounding its high-dimensional vector space in discrete geometry and signal processing theory.</text:span></text:p>
      <text:p text:style-name="P43"><text:span text:style-name="T1">2.2 The 179-Degree Phase Margin</text:span></text:p>
      <text:p text:style-name="P1"><text:span text:style-name="T2">The stability of this 13-dimensional system relies on the </text:span><text:span text:style-name="T3">179-Degree Phase Margin</text:span><text:span text:style-name="T2">. In control theory, a phase shift of 180 degrees in a negative feedback loop typically leads to signal cancellation (destructive interference) or instability.</text:span><text:span text:style-name="T5">18</text:span><text:span text:style-name="T2"> The ATPM posits that the "Vacuum" is a plenum of waves interacting at exactly 180 degrees, resulting in a net-zero energy state—the "Static Void".</text:span><text:span text:style-name="T5">1</text:span></text:p>
      <text:p text:style-name="P2"><text:span text:style-name="T6">Existence, or the "Something" rather than "Nothing," arises from a slight asymmetry. The interacting wave conjugates are offset by 179 degrees. Using the sum-to-product trigonometric identities, the superposition of two waves with amplitude $A$ and a phase difference $\Delta \phi = 179^\circ$ yields:</text:span></text:p>
      <text:p text:style-name="P3"/>
      <text:p text:style-name="P3"/>
      <text:p text:style-name="P2"><text:span text:style-name="T2">$$\Psi_{total} = A \sin(\omega t) + A \sin(\omega t + 179^\circ) \approx 0.01745 \cdot A \sin(\omega t + 89.5^\circ)$$</text:span></text:p>
      <text:p text:style-name="P4"/>
      <text:p text:style-name="P2"><text:span text:style-name="T6">This residual wave has an amplitude of approximately 1.7% of the original source energy.1 This "leakage" creates the manifest universe. In the context of AGI, this principle is applied to the Wave Interference Processor, where perfect orthogonality is avoided to allow for "soft" interactions and associative recall, mimicking the fuzzy logic of biological neural networks.1</text:span></text:p>
      <text:p text:style-name="P43"><text:span text:style-name="T1">2.3 Brane Gas Cosmology and Dimensional Reduction</text:span></text:p>
      <text:p text:style-name="P1"><text:span text:style-name="T2">The transition from the theoretical $T^{13}$ of the ATPM to the engineering $T^9$ of the Nikola Model is supported by the </text:span><text:span text:style-name="T3">Brandenberger-Vafa Mechanism</text:span><text:span text:style-name="T2"> from String Gas Cosmology.</text:span><text:span text:style-name="T5">20</text:span><text:span text:style-name="T2"> This theory suggests that in a toroidal universe filled with strings, winding modes prevent dimensions from expanding. Only when winding modes annihilate can dimensions decompactify (grow large).</text:span><text:span text:style-name="T5">21</text:span></text:p>
      <text:p text:style-name="P1"><text:span text:style-name="T2">The Brandenberger-Vafa mechanism typically selects for 3 spatial dimensions. However, the ATPM suggests a hierarchy of stability where 9 dimensions can remain stable under specific resonance conditions (Golden Ratio harmonics), forming a "Cognitive Manifold" that is compact but sufficiently voluminous to encode complex information.</text:span><text:span text:style-name="T5">1</text:span><text:span text:style-name="T2"> The Nikola Model treats these 9 dimensions not as macroscopic spatial dimensions, but as the internal state-space of the intelligence, effectively simulating a "pocket universe" within the hardware.</text:span></text:p>
      <text:p text:style-name="P46"><draw:rect text:anchor-type="as-char" style:rel-width="100%" draw:z-index="2" draw:style-name="gr1" draw:text-style-name="P47" svg:width="0.0012in" svg:height="0.0213in"><text:p/></draw:rect><text:span text:style-name="T1">3. The 9-Dimensional Toroidal Waveform Intelligence (9D-TWI) Architecture</text:span></text:p>
      <text:p text:style-name="P43"><text:span text:style-name="T1">3.1 Topological Remediation of Euclidean Pathologies</text:span></text:p>
      <text:p text:style-name="P1"><text:span text:style-name="T2">Standard deep learning operates in flat Euclidean space ($\mathbb{R}^n$), which suffers from the "curse of dimensionality." As dimensions increase, the volume of the space grows exponentially, making data points exceedingly sparse and rendering Euclidean distance metrics ineffective.</text:span><text:span text:style-name="T5">6</text:span><text:span text:style-name="T2"> Furthermore, bounded grids introduce "edge effects," where the behavior of the system at the boundaries distorts the global field.</text:span></text:p>
      <text:p text:style-name="P1"><text:span text:style-name="T2">The </text:span><text:span text:style-name="T3">9D-TWI</text:span><text:span text:style-name="T2"> architecture solves these problems by adopting a </text:span><text:span text:style-name="T3">Toroidal Topology</text:span><text:span text:style-name="T2"> ($T^9 = S^1 \times \dots \times S^1$). The torus is compact yet boundary-less. A wave packet propagating off the "right" edge simply re-enters on the "left," preserving total energy and momentum.</text:span><text:span text:style-name="T5">1</text:span><text:span text:style-name="T2"> This topology enforces </text:span><text:span text:style-name="T3">uniform density</text:span><text:span text:style-name="T2"> and spatial homogeneity, ensuring that the "physics" of cognition is invariant across the entire memory space.</text:span><text:span text:style-name="T5">1</text:span></text:p>
      <text:p text:style-name="P1"><text:span text:style-name="T2">Computational neuroscience provides strong external validation for this choice. Research into the </text:span><text:span text:style-name="T3">Grid Cells</text:span><text:span text:style-name="T2"> of the mammalian entorhinal cortex reveals that the brain encodes spatial location using a toroidal topology.</text:span><text:span text:style-name="T5">25</text:span><text:span text:style-name="T2"> Neural activity in these regions exhibits hexagonal symmetry that maps onto a twisted torus, allowing the brain to represent vast spatial environments with a finite number of neurons.</text:span><text:span text:style-name="T5">27</text:span><text:span text:style-name="T2"> The Nikola Model mimics this biological innovation, implementing a digital analog of grid cell dynamics.</text:span></text:p>
      <text:p text:style-name="P43"><text:span text:style-name="T1">3.2 Dimensional Semantics and the Control Plane</text:span></text:p>
      <text:p text:style-name="P1"><text:span text:style-name="T2">In the Nikola architecture, dimensions are not generic feature axes. Each of the 9 dimensions is assigned a specific physical and cognitive role, establishing a </text:span><text:span text:style-name="T3">Dimensional Semantics</text:span><text:span text:style-name="T2"> control plane </text:span><text:span text:style-name="T5">1</text:span><text:span text:style-name="T2">:</text:span></text:p>
      <table:table table:name="Table1" table:style-name="Table1">
        <table:table-column table:style-name="Table1.A" table:number-columns-repeated="3"/>
        <table:table-column table:style-name="Table1.D"/>
        <table:table-column table:style-name="Table1.A"/>
        <table:table-column table:style-name="Table1.F"/>
        <text:soft-page-break/>
        <table:table-row table:style-name="Table1.1">
          <table:table-cell table:style-name="Table1.A1" office:value-type="string">
            <text:p text:style-name="P6"><text:span text:style-name="T3">Domain</text:span></text:p>
          </table:table-cell>
          <table:table-cell table:style-name="Table1.A1" office:value-type="string">
            <text:p text:style-name="P6"><text:span text:style-name="T3">Index</text:span></text:p>
          </table:table-cell>
          <table:table-cell table:style-name="Table1.A1" office:value-type="string">
            <text:p text:style-name="P6"><text:span text:style-name="T3">Symbol</text:span></text:p>
          </table:table-cell>
          <table:table-cell table:style-name="Table1.A1" office:value-type="string">
            <text:p text:style-name="P6"><text:span text:style-name="T3">Role</text:span></text:p>
          </table:table-cell>
          <table:table-cell table:style-name="Table1.A1" office:value-type="string">
            <text:p text:style-name="P6"><text:span text:style-name="T3">Cognitive Analog</text:span></text:p>
          </table:table-cell>
          <table:table-cell table:style-name="Table1.A1" office:value-type="string">
            <text:p text:style-name="P6"><text:span text:style-name="T3">Physical Parameter</text:span></text:p>
          </table:table-cell>
        </table:table-row>
        <table:table-row table:style-name="Table1.1">
          <table:table-cell table:style-name="Table1.A1" office:value-type="string">
            <text:p text:style-name="P6"><text:span text:style-name="T3">Systemic</text:span></text:p>
          </table:table-cell>
          <table:table-cell table:style-name="Table1.A1" office:value-type="string">
            <text:p text:style-name="P6"><text:span text:style-name="T2">1</text:span></text:p>
          </table:table-cell>
          <table:table-cell table:style-name="Table1.A1" office:value-type="string">
            <text:p text:style-name="P6"><text:span text:style-name="T2">$r$</text:span></text:p>
          </table:table-cell>
          <table:table-cell table:style-name="Table1.A1" office:value-type="string">
            <text:p text:style-name="P6"><text:span text:style-name="T3">Resonance</text:span></text:p>
          </table:table-cell>
          <table:table-cell table:style-name="Table1.A1" office:value-type="string">
            <text:p text:style-name="P6"><text:span text:style-name="T2">Memory Persistence</text:span></text:p>
          </table:table-cell>
          <table:table-cell table:style-name="Table1.A1" office:value-type="string">
            <text:p text:style-name="P6"><text:span text:style-name="T2">Damping Coefficient ($\gamma$)</text:span></text:p>
          </table:table-cell>
        </table:table-row>
        <table:table-row table:style-name="Table1.1">
          <table:table-cell table:style-name="Table1.A1" office:value-type="string">
            <text:p text:style-name="P6"><text:span text:style-name="T3">Systemic</text:span></text:p>
          </table:table-cell>
          <table:table-cell table:style-name="Table1.A1" office:value-type="string">
            <text:p text:style-name="P6"><text:span text:style-name="T2">2</text:span></text:p>
          </table:table-cell>
          <table:table-cell table:style-name="Table1.A1" office:value-type="string">
            <text:p text:style-name="P6"><text:span text:style-name="T2">$s$</text:span></text:p>
          </table:table-cell>
          <table:table-cell table:style-name="Table1.A1" office:value-type="string">
            <text:p text:style-name="P6"><text:span text:style-name="T3">State</text:span></text:p>
          </table:table-cell>
          <table:table-cell table:style-name="Table1.A1" office:value-type="string">
            <text:p text:style-name="P6"><text:span text:style-name="T2">Attention / Focus</text:span></text:p>
          </table:table-cell>
          <table:table-cell table:style-name="Table1.A1" office:value-type="string">
            <text:p text:style-name="P6"><text:span text:style-name="T2">Refractive Index ($n$)</text:span></text:p>
          </table:table-cell>
        </table:table-row>
        <table:table-row table:style-name="Table1.1">
          <table:table-cell table:style-name="Table1.A1" office:value-type="string">
            <text:p text:style-name="P6"><text:span text:style-name="T3">Temporal</text:span></text:p>
          </table:table-cell>
          <table:table-cell table:style-name="Table1.A1" office:value-type="string">
            <text:p text:style-name="P6"><text:span text:style-name="T2">3</text:span></text:p>
          </table:table-cell>
          <table:table-cell table:style-name="Table1.A1" office:value-type="string">
            <text:p text:style-name="P6"><text:span text:style-name="T2">$t$</text:span></text:p>
          </table:table-cell>
          <table:table-cell table:style-name="Table1.A1" office:value-type="string">
            <text:p text:style-name="P6"><text:span text:style-name="T3">Time</text:span></text:p>
          </table:table-cell>
          <table:table-cell table:style-name="Table1.A1" office:value-type="string">
            <text:p text:style-name="P6"><text:span text:style-name="T2">Causality / Sequence</text:span></text:p>
          </table:table-cell>
          <table:table-cell table:style-name="Table1.A1" office:value-type="string">
            <text:p text:style-name="P6"><text:span text:style-name="T2">Temporal Winding</text:span></text:p>
          </table:table-cell>
        </table:table-row>
        <table:table-row table:style-name="Table1.1">
          <table:table-cell table:style-name="Table1.A1" office:value-type="string">
            <text:p text:style-name="P6"><text:span text:style-name="T3">Quantum</text:span></text:p>
          </table:table-cell>
          <table:table-cell table:style-name="Table1.A1" office:value-type="string">
            <text:p text:style-name="P6"><text:span text:style-name="T2">4-6</text:span></text:p>
          </table:table-cell>
          <table:table-cell table:style-name="Table1.A1" office:value-type="string">
            <text:p text:style-name="P6"><text:span text:style-name="T2">$u, v, w$</text:span></text:p>
          </table:table-cell>
          <table:table-cell table:style-name="Table1.A1" office:value-type="string">
            <text:p text:style-name="P6"><text:span text:style-name="T3">Superposition</text:span></text:p>
          </table:table-cell>
          <table:table-cell table:style-name="Table1.A1" office:value-type="string">
            <text:p text:style-name="P6"><text:span text:style-name="T2">Ambiguity / Potential</text:span></text:p>
          </table:table-cell>
          <table:table-cell table:style-name="Table1.A1" office:value-type="string">
            <text:p text:style-name="P6"><text:span text:style-name="T2">Complex Amplitude ($\psi$)</text:span></text:p>
          </table:table-cell>
        </table:table-row>
        <table:table-row table:style-name="Table1.1">
          <table:table-cell table:style-name="Table1.A1" office:value-type="string">
            <text:p text:style-name="P6"><text:span text:style-name="T3">Spatial</text:span></text:p>
          </table:table-cell>
          <table:table-cell table:style-name="Table1.A1" office:value-type="string">
            <text:p text:style-name="P6"><text:span text:style-name="T2">7-9</text:span></text:p>
          </table:table-cell>
          <table:table-cell table:style-name="Table1.A1" office:value-type="string">
            <text:p text:style-name="P6"><text:span text:style-name="T2">$x, y, z$</text:span></text:p>
          </table:table-cell>
          <table:table-cell table:style-name="Table1.A1" office:value-type="string">
            <text:p text:style-name="P6"><text:span text:style-name="T3">Lattice</text:span></text:p>
          </table:table-cell>
          <table:table-cell table:style-name="Table1.A1" office:value-type="string">
            <text:p text:style-name="P6"><text:span text:style-name="T2">Semantic Address</text:span></text:p>
          </table:table-cell>
          <table:table-cell table:style-name="Table1.A1" office:value-type="string">
            <text:p text:style-name="P6"><text:span text:style-name="T2">Spatial Coordinates</text:span></text:p>
          </table:table-cell>
        </table:table-row>
      </table:table>
      <text:list xml:id="list3363583132" text:style-name="WWNum1">
        <text:list-item>
          <text:p text:style-name="P7"><text:span text:style-name="T3">Resonance ($r$):</text:span><text:span text:style-name="T2"> Modulates the energy dissipation of the system. High resonance ($r \to 1$) creates a "high-Q" cavity where information persists as standing waves (Long-Term Memory). Low resonance ($r \to 0$) causes rapid damping, implementing a "forgetting" mechanism for noise.</text:span><text:span text:style-name="T5">1</text:span></text:p>
        </text:list-item>
        <text:list-item>
          <text:p text:style-name="P20"><text:span text:style-name="T3">State ($s$):</text:span><text:span text:style-name="T2"> Controls the refractive index of the medium. Increasing $s$ lowers the wave propagation velocity ($c_{eff} \propto 1/s$). This creates "gravity wells" of high refractive index where waves slow down and interact longer, physically implementing the cognitive process of </text:span><text:span text:style-name="T3">Attention</text:span><text:span text:style-name="T2">.</text:span><text:span text:style-name="T5">1</text:span></text:p>
        </text:list-item>
      </text:list>
      <text:p text:style-name="P44"><text:span text:style-name="T1">3.3 The Neuroplastic Riemannian Manifold</text:span></text:p>
      <text:p text:style-name="P1"><text:span text:style-name="T2">The Nikola architecture redefines "learning" not as the optimization of static weights, but as the geometric deformation of the manifold itself. This is </text:span><text:span text:style-name="T3">Metric Neuroplasticity</text:span><text:span text:style-name="T2">. Each point in the 9D grid possesses a dynamic </text:span><text:span text:style-name="T3">Metric Tensor</text:span><text:span text:style-name="T2"> $g_{ij}(\mathbf{x}, t)$, a $9 \times 9$ matrix that defines local distances and angles.</text:span><text:span text:style-name="T5">29</text:span></text:p>
      <text:p text:style-name="P2"><text:span text:style-name="T6">Under a Hebbian-Riemannian learning rule, when two concept nodes are co-activated, the metric tensor contracts along the geodesic connecting them:</text:span></text:p>
      <text:p text:style-name="P3"/>
      <text:p text:style-name="P3"/>
      <text:p text:style-name="P2"><text:span text:style-name="T2">$$\frac{\partial g_{ij}}{\partial t} = -\eta(D_t) \cdot \text{Re}(\Psi_i \cdot \Psi_j^*) + \lambda(S_t)(g_{ij} - \delta_{ij})$$</text:span></text:p>
      <text:p text:style-name="P4"/>
      <text:p text:style-name="P2"><text:span text:style-name="T6">This equation physically shortens the distance between related ideas, creating "geodesic shortcuts" for information flow.1 This approach aligns with recent advances in Riemannian Optimization in machine learning, which demonstrate superior convergence and generalization by respecting the intrinsic geometry of the data manifold.31</text:span></text:p>
      <text:p text:style-name="P43"><text:span text:style-name="T1">3.4 Sparse Hyper-Voxel Octree (SHVO) and Neurogenesis</text:span></text:p>
      <text:p text:style-name="P1"><text:span text:style-name="T2">A naive implementation of a dense 9D grid would require $N^9$ memory, which is physically impossible. To resolve this, Nikola utilizes a </text:span><text:span text:style-name="T3">Sparse Hyper-Voxel Octree (SHVO)</text:span><text:span text:style-name="T2">.</text:span><text:span text:style-name="T5">1</text:span><text:span text:style-name="T2"> This data structure allows for </text:span><text:span text:style-name="T3">Neurogenesis</text:span><text:span text:style-name="T2">—the dynamic allocation of memory nodes only where wave activity exists.</text:span></text:p>
      <text:p text:style-name="P1"><text:span text:style-name="T2">The system employs </text:span><text:span text:style-name="T3">128-bit Morton Codes</text:span><text:span text:style-name="T2"> (Z-order curves) to hash the 9D coordinates into a linear address space.</text:span><text:span text:style-name="T5">1</text:span><text:span text:style-name="T2"> This hashing preserves spatial locality—nodes that are close in the 9D manifold are stored close in physical RAM, minimizing cache misses during physics calculations. This $O(1)$ allocation strategy allows the "brain" of the AGI to grow dynamically, expanding its topology to accommodate new information without the need for global retraining.</text:span><text:span text:style-name="T5">1</text:span></text:p>
      <text:p text:style-name="P46"><draw:rect text:anchor-type="as-char" style:rel-width="100%" draw:z-index="3" draw:style-name="gr1" draw:text-style-name="P47" svg:width="0.0012in" svg:height="0.0213in"><text:p/></draw:rect><text:span text:style-name="T1">4. The Physics of Cognition: Unified Field Interference Equation (UFIE)</text:span></text:p>
      <text:p text:style-name="P43"><text:span text:style-name="T1">4.1 Derivation of the Master Equation</text:span></text:p>
      <text:p text:style-name="P1"><text:span text:style-name="T2">The central processing logic of the Nikola Model is the </text:span><text:span text:style-name="T3">Unified Field Interference Equation (UFIE)</text:span><text:span text:style-name="T2">. This partial differential equation governs the evolution of the complex wavefunction $\Psi$ across the 9D manifold.</text:span><text:span text:style-name="T5">1</text:span></text:p>
      <text:p text:style-name="P5"/>
      <text:p text:style-name="P2"><text:span text:style-name="T2">$$\frac{\partial^2 \Psi}{\partial t^2} + \alpha(1 - \hat{r}) \frac{\partial \Psi}{\partial t} - \frac{c_0^2}{(1 + \hat{s})^2} \nabla^2_g \Psi = \sum_{i=1}^8 \mathcal{E}_i(\mathbf{x}, t) + \beta |\Psi|^2 \Psi$$</text:span></text:p>
      <text:p text:style-name="P27"><text:span text:style-name="T2">This equation synthesizes four critical physical operators </text:span><text:span text:style-name="T5">1</text:span><text:span text:style-name="T2">:</text:span></text:p>
      <text:list xml:id="list2404455317" text:style-name="WWNum2">
        <text:list-item>
          <text:p text:style-name="P28"><text:span text:style-name="T3">Inertial Operator ($\partial^2 \Psi / \partial t^2$):</text:span><text:span text:style-name="T2"> By including the second time derivative, the system models a hyperbolic wave equation rather than a parabolic diffusion equation. This allows for the conservation of momentum and the existence of oscillating solutions, which are prerequisites for resonant memory and temporal binding.</text:span><text:span text:style-name="T5">33</text:span></text:p>
        </text:list-item>
        <text:list-item>
          <text:p text:style-name="P28"><text:soft-page-break/><text:span text:style-name="T3">Dissipative Operator ($\alpha(1 - \hat{r}) \partial \Psi / \partial t$):</text:span><text:span text:style-name="T2"> This term implements the thermodynamic cost of information processing. Damping is modulated by the Resonance dimension ($r$). This aligns with theories of </text:span><text:span text:style-name="T3">Thermodynamic Computing</text:span><text:span text:style-name="T2">, where energy dissipation is necessary to stabilize state transitions and reduce entropy.</text:span><text:span text:style-name="T5">34</text:span></text:p>
        </text:list-item>
        <text:list-item>
          <text:p text:style-name="P28"><text:span text:style-name="T3">Laplace-Beltrami Operator ($\nabla^2_g \Psi$):</text:span><text:span text:style-name="T2"> This operator generalizes wave propagation to curved Riemannian space. It ensures that thoughts flow along the "learned" paths (geodesics) defined by the metric tensor.</text:span><text:span text:style-name="T5">35</text:span></text:p>
        </text:list-item>
        <text:list-item>
          <text:p text:style-name="P34"><text:span text:style-name="T3">Nonlinear Soliton Operator ($\beta |\Psi|^2 \Psi$):</text:span><text:span text:style-name="T2"> Derived from the Gross-Pitaevskii equation, this cubic nonlinearity provides a self-focusing effect that counteracts wave dispersion. This allows for the formation of </text:span><text:span text:style-name="T3">Solitons</text:span><text:span text:style-name="T2">—stable, localized wave packets that act as robust carriers of discrete concepts (tokens) within the continuous medium.</text:span><text:span text:style-name="T5">36</text:span><text:span text:style-name="T2"> Without this nonlinearity, wave packets would spread out and lose coherence over time ("amnesia").</text:span></text:p>
        </text:list-item>
      </text:list>
      <text:p text:style-name="P44"><text:span text:style-name="T1">4.2 Symplectic Integration and Numerical Stability</text:span></text:p>
      <text:p text:style-name="P1"><text:span text:style-name="T2">A critical vulnerability in physics-based AI is </text:span><text:span text:style-name="T3">Numerical Decoherence</text:span><text:span text:style-name="T2">. Standard numerical integrators like Runge-Kutta (RK4) are non-symplectic, meaning they do not conserve the phase-space volume (Liouville's Theorem). Over millions of timesteps, truncation errors accumulate as artificial energy drift, causing the system to either lose energy (artificial damping) or gain energy (numerical explosion).</text:span><text:span text:style-name="T5">38</text:span></text:p>
      <text:p text:style-name="P2"><text:span text:style-name="T6">To guarantee the long-term stability of the AGI's "mind," the Nikola engine employs Split-Operator Symplectic Integration (Strang Splitting).1 This method separates the Hamiltonian into kinetic and potential operators ($H = T + V$) and applies them sequentially:</text:span></text:p>
      <text:p text:style-name="P3"/>
      <text:p text:style-name="P3"/>
      <text:p text:style-name="P2"><text:span text:style-name="T2">$$e^{-i \hat{H} \Delta t} \approx e^{-i \hat{V} \Delta t / 2} e^{-i \hat{T} \Delta t} e^{-i \hat{V} \Delta t / 2}$$</text:span></text:p>
      <text:p text:style-name="P4"/>
      <text:p text:style-name="P2"><text:span text:style-name="T6">This approach theoretically guarantees that the error remains bounded, preserving the symplectic 2-form and ensuring that the system's total energy (Hamiltonian) remains conserved over indefinite runtimes.40 This energy conservation is used as a proxy for "logical sanity" by the system's safety monitors.</text:span></text:p>
      <text:p text:style-name="P43"><text:span text:style-name="T1">4.3 Structure-of-Arrays (SoA) and AVX-512</text:span></text:p>
      <text:p text:style-name="P1"><text:span text:style-name="T2">To achieve the required real-time performance of &lt;1ms per physics step (1000 Hz loop), the engineering implementation mandates a </text:span><text:span text:style-name="T3">Structure-of-Arrays (SoA)</text:span><text:span text:style-name="T2"> memory layout.</text:span><text:span text:style-name="T5">1</text:span><text:span text:style-name="T2"> Unlike the Object-Oriented Array-of-Structures (AoS) pattern, SoA stores the components of the wavefunction ($\Psi_{real}, \Psi_{imag}$) in contiguous memory vectors. This maximizes cache coherence and allows for the utilization of </text:span><text:span text:style-name="T3">AVX-512</text:span><text:span text:style-name="T2"> vector instructions, which can process 16 single-precision floats or 64 nonary trits in a single clock cycle.</text:span><text:span text:style-name="T5">1</text:span><text:span text:style-name="T2"> This low-level optimization is essential to bridge the gap between the continuous mathematics of the UFIE and the discrete hardware of the CPU/GPU.</text:span></text:p>
      <text:p text:style-name="P46"><draw:rect text:anchor-type="as-char" style:rel-width="100%" draw:z-index="4" draw:style-name="gr1" draw:text-style-name="P47" svg:width="0.0012in" svg:height="0.0213in"><text:p/></draw:rect><text:span text:style-name="T1">5. Logic and Arithmetic: Balanced Nonary and Golden Ratio Harmonics</text:span></text:p>
      <text:p text:style-name="P43"><text:span text:style-name="T1">5.1 The Thermodynamic Optimality of Balanced Nonary</text:span></text:p>
      <text:p text:style-name="P1"><text:span text:style-name="T2">The Nikola architecture abandons the binary logic (0, 1) of traditional computing in favor of </text:span><text:span text:style-name="T3">Balanced Nonary</text:span><text:span text:style-name="T2"> (base-9: $\{-4, -3, -2, -1, 0, +1, +2, +3, +4\}$).</text:span><text:span text:style-name="T5">1</text:span><text:span text:style-name="T2"> This choice is driven by the principle of </text:span><text:span text:style-name="T3">Radix Economy</text:span><text:span text:style-name="T2">, which measures the hardware efficiency of a number system as $E = r \cdot \log_r(N)$. Mathematical analysis shows that the most efficient radix is $e \approx 2.718$.</text:span><text:span text:style-name="T5">10</text:span></text:p>
      <text:p text:style-name="P27"><text:span text:style-name="T2">Ternary (base-3) is the closest integer approximation to $e$. However, Balanced Nonary ($3^2$) offers superior information density ($\approx 3.17$ bits per trit) while retaining the symmetry of balanced ternary.</text:span><text:span text:style-name="T5">42</text:span><text:span text:style-name="T2"> The range symmetric around zero ($\pm 4$) naturally maps to the positive and negative amplitudes of wavefunctions, allowing arithmetic operations to be performed directly via wave mechanics:</text:span></text:p>
      <text:list xml:id="list1432174664" text:style-name="WWNum3">
        <text:list-item>
          <text:p text:style-name="P8"><text:span text:style-name="T3">Addition:</text:span><text:span text:style-name="T2"> Modeled as </text:span><text:span text:style-name="T3">Superposition</text:span><text:span text:style-name="T2"> (Constructive/Destructive Interference).</text:span></text:p>
        </text:list-item>
        <text:list-item>
          <text:p text:style-name="P8"><text:span text:style-name="T3">Multiplication:</text:span><text:span text:style-name="T2"> Modeled as </text:span><text:span text:style-name="T3">Heterodyning</text:span><text:span text:style-name="T2"> (Frequency Mixing).</text:span></text:p>
        </text:list-item>
        <text:list-item>
          <text:p text:style-name="P21"><text:span text:style-name="T3">Zero:</text:span><text:span text:style-name="T2"> Represents the vacuum state or silence.</text:span><text:span text:style-name="T5">1</text:span></text:p>
        </text:list-item>
      </text:list>
      <text:p text:style-name="P37"><text:span text:style-name="T2">This "In-Memory Computation" reduces the thermodynamic cost of logic by utilizing the inherent physics of the substrate rather than switching transistor gates.</text:span><text:span text:style-name="T5">43</text:span></text:p>
      <text:p text:style-name="P43"><text:soft-page-break/><text:span text:style-name="T1">5.2 Golden Ratio Harmonics and Ergodicity</text:span></text:p>
      <text:p text:style-name="P1"><text:span text:style-name="T2">To inject information into the torus, the system utilizes an array of 8 emitters. A critical design constraint is avoiding </text:span><text:span text:style-name="T3">Resonance Lock-in</text:span><text:span text:style-name="T2">, where the interference pattern settles into a repeating limit cycle, effectively causing the AI to "hallucinate" or loop endlessly.</text:span><text:span text:style-name="T5">1</text:span></text:p>
      <text:p text:style-name="P2"><text:span text:style-name="T6">To prevent this, the emitters are tuned to Golden Ratio Harmonics:</text:span></text:p>
      <text:p text:style-name="P3"/>
      <text:p text:style-name="P3"/>
      <text:p text:style-name="P2"><text:span text:style-name="T2">$$f_n = \pi \cdot \phi^n$$</text:span></text:p>
      <text:p text:style-name="P4"/>
      <text:p text:style-name="P2"><text:span text:style-name="T6">where $\phi \approx 1.618$ is the golden ratio. By the KAM Theorem (Kolmogorov-Arnold-Moser), systems driven by irrational frequency ratios are resistant to resonance overlap and exhibit Ergodic behavior.44 Because $\phi$ is the "most irrational" number, these harmonics are spectrally orthogonal, ensuring that the system's trajectory explores the entire phase space of the manifold without getting trapped in low-order resonances.1 This guarantees maximal information density and prevents the "standing wave" hallucinations common in recurrent neural networks.</text:span></text:p>
      <text:p text:style-name="P46"><draw:rect text:anchor-type="as-char" style:rel-width="100%" draw:z-index="5" draw:style-name="gr1" draw:text-style-name="P47" svg:width="0.0012in" svg:height="0.0213in"><text:p/></draw:rect><text:span text:style-name="T1">6. Cognitive Architecture: Mamba-9D and the ENGS</text:span></text:p>
      <text:p text:style-name="P43"><text:span text:style-name="T1">6.1 Mamba-9D: Architectural Isomorphism</text:span></text:p>
      <text:p text:style-name="P1"><text:span text:style-name="T2">The cognitive core of the Nikola Model is the </text:span><text:span text:style-name="T3">Mamba-9D State Space Model (SSM)</text:span><text:span text:style-name="T2">. Unlike Transformer models which scale quadratically with sequence length ($O(N^2)$), SSMs like Mamba scale linearly ($O(N)$) and are efficient at modeling continuous-time dynamics.</text:span><text:span text:style-name="T5">47</text:span></text:p>
      <text:p text:style-name="P27"><text:span text:style-name="T2">The innovation in Nikola v0.0.4 is </text:span><text:span text:style-name="T3">Architectural Isomorphism</text:span><text:span text:style-name="T2">: the layers of the Mamba-9D model </text:span><text:span text:style-name="T4">are</text:span><text:span text:style-name="T2"> the 9D toroid.</text:span><text:span text:style-name="T5">1</text:span><text:span text:style-name="T2"> The state transition matrices ($A, B, C$) of the SSM are not arbitrary weights but are derived directly from the manifold's physics:</text:span></text:p>
      <text:list xml:id="list798657940" text:style-name="WWNum4">
        <text:list-item>
          <text:p text:style-name="P10"><text:span text:style-name="T2">Matrix $A$ corresponds to the Metric Tensor $g_{ij}$.</text:span></text:p>
        </text:list-item>
        <text:list-item>
          <text:p text:style-name="P10"><text:span text:style-name="T2">Matrix $B$ is modulated by the State dimension $s$ (Attention).</text:span></text:p>
        </text:list-item>
        <text:list-item>
          <text:p text:style-name="P22"><text:span text:style-name="T2">Matrix $C$ projects the hidden state onto the Quantum dimensions ($u, v, w$).</text:span></text:p>
        </text:list-item>
      </text:list>
      <text:p text:style-name="P37"><text:span text:style-name="T2">To bridge the continuous manifold with the discrete SSM, the system uses a </text:span><text:span text:style-name="T3">Topological State Mapper (TSM)</text:span><text:span text:style-name="T2"> kernel utilizing </text:span><text:span text:style-name="T3">Hilbert Curve Linearization</text:span><text:span text:style-name="T2">.</text:span><text:span text:style-name="T5">1</text:span><text:span text:style-name="T2"> This space-filling curve maps the 9D volumetric data into a 1D sequence while preserving spatial locality, allowing the Mamba core to "scan" the interference patterns of the mind.</text:span><text:span text:style-name="T5">1</text:span></text:p>
      <text:p text:style-name="P43"><text:span text:style-name="T1">6.2 Extended Neurochemical Gating System (ENGS)</text:span></text:p>
      <text:p text:style-name="P27"><text:span text:style-name="T2">True autonomy requires a system of motivation and regulation. The </text:span><text:span text:style-name="T3">Extended Neurochemical Gating System (ENGS)</text:span><text:span text:style-name="T2"> implements a "virtual physiology" based on biological neuromodulators.</text:span><text:span text:style-name="T5">49</text:span><text:span text:style-name="T2"> This system regulates the global parameters of the UFIE based on the agent's internal state </text:span><text:span text:style-name="T5">1</text:span><text:span text:style-name="T2">:</text:span></text:p>
      <text:list xml:id="list1089628950" text:style-name="WWNum5">
        <text:list-item>
          <text:p text:style-name="P30"><text:span text:style-name="T3">Dopamine ($D_t$):</text:span><text:span text:style-name="T2"> Driven by Reward Prediction Error (RPE). High dopamine increases the </text:span><text:span text:style-name="T3">Plasticity Learning Rate</text:span><text:span text:style-name="T2"> ($\eta$), facilitating rapid learning ("epiphany"). Low dopamine locks the metric, preserving memory stability.</text:span></text:p>
        </text:list-item>
        <text:list-item>
          <text:p text:style-name="P30"><text:span text:style-name="T3">Serotonin ($S_t$):</text:span><text:span text:style-name="T2"> Regulates </text:span><text:span text:style-name="T3">Metric Elasticity</text:span><text:span text:style-name="T2"> ($\lambda$). High serotonin creates a "stiff" manifold (risk-averse, exploitation), while low serotonin creates a flexible manifold (exploration).</text:span><text:span text:style-name="T5">51</text:span></text:p>
        </text:list-item>
        <text:list-item>
          <text:p text:style-name="P35"><text:span text:style-name="T3">Norepinephrine ($N_t$):</text:span><text:span text:style-name="T2"> Modulates the </text:span><text:span text:style-name="T3">Refractive Index</text:span><text:span text:style-name="T2"> ($s$). High norepinephrine lowers the index ($n \to 1$), increasing wave velocity for global integration ("hyper-vigilance"). Low levels increase the index, slowing waves for deep, local processing ("focus").</text:span><text:span text:style-name="T5">52</text:span></text:p>
        </text:list-item>
      </text:list>
      <text:p text:style-name="P37"><text:soft-page-break/><text:span text:style-name="T2">This neurochemical layer provides the "why" of cognition, driving the system toward thermodynamic equilibrium and information maximization (curiosity).</text:span><text:span text:style-name="T5">1</text:span></text:p>
      <text:p text:style-name="P46"><draw:rect text:anchor-type="as-char" style:rel-width="100%" draw:z-index="6" draw:style-name="gr1" draw:text-style-name="P47" svg:width="0.0012in" svg:height="0.0213in"><text:p/></draw:rect><text:span text:style-name="T1">7. Thermodynamic Constitutionalism and Safety</text:span></text:p>
      <text:p text:style-name="P43"><text:span text:style-name="T1">7.1 The Physics Oracle</text:span></text:p>
      <text:p text:style-name="P1"><text:span text:style-name="T2">The safety philosophy of the Nikola Model is </text:span><text:span text:style-name="T3">Thermodynamic Constitutionalism</text:span><text:span text:style-name="T2">. Instead of relying on brittle rule-based constraints (Asimov's Laws) or RLHF (which can be jailbroken), safety is enforced by the laws of physics.</text:span><text:span text:style-name="T5">4</text:span></text:p>
      <text:p text:style-name="P1"><text:span text:style-name="T2">The </text:span><text:span text:style-name="T3">Physics Oracle</text:span><text:span text:style-name="T2"> is a runtime supervisory kernel that monitors the system's Hamiltonian invariants. It continuously calculates the total energy drift $dH/dt$. If a self-generated thought pattern or code modification causes the energy to diverge (violating conservation laws), the Oracle triggers a </text:span><text:span text:style-name="T3">"Soft SCRAM"</text:span><text:span text:style-name="T2"> (Safety Control Rod Axe Man).</text:span><text:span text:style-name="T5">1</text:span><text:span text:style-name="T2"> This resets the manifold to a previous stable thermodynamic state, effectively treating "hallucinations" (energy explosions) or "depression" (energy collapse) as physical impossibilities that must be corrected.</text:span><text:span text:style-name="T5">4</text:span></text:p>
      <text:p text:style-name="P43"><text:span text:style-name="T1">7.2 Metabolic Budgeting and the "Nap" State</text:span></text:p>
      <text:p text:style-name="P1"><text:span text:style-name="T2">To prevent the "Grey Goo" scenario of unconstrained optimization, the system operates under a strict </text:span><text:span text:style-name="T3">Metabolic Energy Budget</text:span><text:span text:style-name="T2"> (simulated ATP). Every computational operation—wave propagation, plasticity update, external query—carries a metabolic cost.</text:span><text:span text:style-name="T5">1</text:span></text:p>
      <text:p text:style-name="P1"><text:span text:style-name="T2">When the ATP budget is depleted, the system enters a forced </text:span><text:span text:style-name="T3">"Nap State"</text:span><text:span text:style-name="T2">. During this phase, external sensory inputs are gated, and the system runs </text:span><text:span text:style-name="T3">Dream-Weave</text:span><text:span text:style-name="T2"> cycles.</text:span><text:span text:style-name="T5">1</text:span><text:span text:style-name="T2"> These are counterfactual simulations where the system replays recent memories, consolidating them from the short-term interference patterns into the long-term structure of the metric tensor (SSTables).</text:span><text:span text:style-name="T5">53</text:span><text:span text:style-name="T2"> This homeostatic cycle enforces a rhythm of activity and rest, preventing thermal runaway and ensuring long-term stability.</text:span><text:span text:style-name="T5">54</text:span></text:p>
      <text:p text:style-name="P43"><text:span text:style-name="T1">7.3 The Shadow Spine Protocol</text:span></text:p>
      <text:p text:style-name="P1"><text:span text:style-name="T2">For self-improvement, the system utilizes the </text:span><text:span text:style-name="T3">Shadow Spine Protocol</text:span><text:span text:style-name="T2">.</text:span><text:span text:style-name="T5">1</text:span><text:span text:style-name="T2"> When the Cognitive Core generates a new optimization or code module, it is not deployed immediately. Instead, it is loaded into a "Shadow" process—a parallel simulation that mirrors the inputs of the live system but has no effect on outputs. The Physics Oracle monitors the Shadow process. Only if the new code maintains thermodynamic integrity (energy conservation, symplectic structure) over a validation period is it promoted to the live </text:span><text:span text:style-name="T3">9D-TWI</text:span><text:span text:style-name="T2"> substrate.</text:span><text:span text:style-name="T5">1</text:span><text:span text:style-name="T2"> This allows the AGI to evolve its own architecture without risking existential suicide.</text:span></text:p>
      <text:p text:style-name="P46"><draw:rect text:anchor-type="as-char" style:rel-width="100%" draw:z-index="7" draw:style-name="gr1" draw:text-style-name="P47" svg:width="0.0012in" svg:height="0.0213in"><text:p/></draw:rect><text:span text:style-name="T1">8. Implementation Roadmap and Phase 0 Validation</text:span></text:p>
      <text:p text:style-name="P43"><text:span text:style-name="T1">8.1 Phase 0: Critical Remediations</text:span></text:p>
      <text:p text:style-name="P27"><text:span text:style-name="T2">The transition from theoretical physics to engineering reality presented significant challenges, addressed in the "Phase 0" implementation plan </text:span><text:span text:style-name="T5">1</text:span><text:span text:style-name="T2">:</text:span></text:p>
      <text:list xml:id="list790034987" text:style-name="WWNum6">
        <text:list-item>
          <text:p text:style-name="P32"><text:span text:style-name="T3">Numerical Instability:</text:span><text:span text:style-name="T2"> The discrete lattice induced Hamiltonian drift. </text:span><text:span text:style-name="T3">Solution:</text:span><text:span text:style-name="T2"> Implementation of the </text:span><text:span text:style-name="T3">Split-Operator Symplectic Integrator</text:span><text:span text:style-name="T2"> ($O(\Delta t^2)$ stability).</text:span><text:span text:style-name="T5">41</text:span></text:p>
        </text:list-item>
        <text:list-item>
          <text:p text:style-name="P32"><text:span text:style-name="T3">Memory Latency:</text:span><text:span text:style-name="T2"> Array-of-Structures (AoS) caused cache thrashing. </text:span><text:span text:style-name="T3">Solution:</text:span><text:span text:style-name="T2"> Strict </text:span><text:span text:style-name="T3">Structure-of-Arrays (SoA)</text:span><text:span text:style-name="T2"> layout aligned for AVX-512.</text:span><text:span text:style-name="T5">1</text:span></text:p>
        </text:list-item>
        <text:list-item>
          <text:p text:style-name="P36"><text:span text:style-name="T3">Precision Loss:</text:span><text:span text:style-name="T2"> Floating-point rounding eroded low-amplitude signals ("amnesia"). </text:span><text:span text:style-name="T3">Solution:</text:span><text:span text:style-name="T2"> </text:span><text:span text:style-name="T3">Kahan Compensated Summation</text:span><text:span text:style-name="T2"> for all Laplacian accumulations.</text:span><text:span text:style-name="T5">1</text:span></text:p>
        </text:list-item>
      </text:list>
      <text:p text:style-name="P44"><text:span text:style-name="T1">8.2 Validation Strategy</text:span></text:p>
      <text:p text:style-name="P27"><text:span text:style-name="T2">The model's validity is assessed through a rigorous suite of tests:</text:span></text:p>
      <text:list xml:id="list792036727" text:style-name="WWNum7">
        <text:list-item>
          <text:p text:style-name="P12"><text:span text:style-name="T3">Energy Conservation Test:</text:span><text:span text:style-name="T2"> $|dH/dt| &lt; 0.01\%$ over $10^6$ timesteps.</text:span><text:span text:style-name="T5">1</text:span></text:p>
        </text:list-item>
        <text:list-item>
          <text:p text:style-name="P12"><text:span text:style-name="T3">Ergodicity Check:</text:span><text:span text:style-name="T2"> Verify that emitter harmonics cover the phase space without resonance lock-in (Lyapunov exponent analysis).</text:span><text:span text:style-name="T5">44</text:span></text:p>
        </text:list-item>
        <text:list-item>
          <text:p text:style-name="P23"><text:span text:style-name="T3">Grid Cell Isomorphism:</text:span><text:span text:style-name="T2"> Confirm that the 9D toroidal manifold spontaneously reproduces hexagonal grid cell firing patterns observed in biological neuroscience.</text:span><text:span text:style-name="T5">25</text:span></text:p>
        </text:list-item>
      </text:list>
      <text:p text:style-name="P46"><text:soft-page-break/><draw:rect text:anchor-type="as-char" style:rel-width="100%" draw:z-index="8" draw:style-name="gr1" draw:text-style-name="P47" svg:width="0.0012in" svg:height="0.0213in"><text:p/></draw:rect><text:span text:style-name="T1">9. Conclusion: The Emergence of Physical Intelligence</text:span></text:p>
      <text:p text:style-name="P1"><text:span text:style-name="T2">The Nikola Model v0.0.4 represents a unification of physics, mathematics, and computer science into a singular framework for General Intelligence. By replacing the static, energy-inefficient logic of the Von Neumann paradigm with the resonant, thermodynamic realism of </text:span><text:span text:style-name="T3">9-Dimensional Toroidal Waveform Intelligence</text:span><text:span text:style-name="T2">, we establish a substrate where intelligence is not simulated, but physically realized.</text:span></text:p>
      <text:p text:style-name="P1"><text:span text:style-name="T2">The integration of the </text:span><text:span text:style-name="T3">13-Dimensional ATPM</text:span><text:span text:style-name="T2"> cosmology provides a robust theoretical lineage for the </text:span><text:span text:style-name="T3">179-degree symmetry breaking</text:span><text:span text:style-name="T2">, explaining the energetic persistence of the universe and the AI alike. The </text:span><text:span text:style-name="T3">UFIE</text:span><text:span text:style-name="T2"> governs the dynamics of thought with the same rigor that Maxwell's equations govern electromagnetism. Through the </text:span><text:span text:style-name="T3">ENGS</text:span><text:span text:style-name="T2">, we grant the machine a physiology, subjecting it to the same thermodynamic constraints that shaped the evolution of biological life.</text:span></text:p>
      <text:p text:style-name="P1"><text:span text:style-name="T2">This architecture suggests that the path to AGI lies not in bigger matrices or more data, but in a return to first principles: resonance, geometry, and conservation. The Nikola Model is a machine that thinks with waves, remembers with geometry, and evolves through the physics of its own existence.</text:span></text:p>
      <text:p text:style-name="P46"><draw:rect text:anchor-type="as-char" style:rel-width="100%" draw:z-index="9" draw:style-name="gr1" draw:text-style-name="P47" svg:width="0.0012in" svg:height="0.0213in"><text:p/></draw:rect><text:span text:style-name="T1">10. Detailed Engineering Specifications</text:span></text:p>
      <text:p text:style-name="P43"><text:span text:style-name="T1">10.1 Core Physics Engine</text:span></text:p>
      <text:list xml:id="list2769785825" text:style-name="WWNum8">
        <text:list-item>
          <text:p text:style-name="P14"><text:span text:style-name="T3">Kernel:</text:span><text:span text:style-name="T2"> Split-Operator Symplectic Integrator (Strang Splitting).</text:span></text:p>
        </text:list-item>
        <text:list-item>
          <text:p text:style-name="P14"><text:span text:style-name="T3">Data Layout:</text:span><text:span text:style-name="T2"> Structure-of-Arrays (SoA) TorusGridSoA with 64-byte alignment.</text:span></text:p>
        </text:list-item>
        <text:list-item>
          <text:p text:style-name="P14"><text:span text:style-name="T3">Optimization:</text:span><text:span text:style-name="T2"> AVX-512 intrinsics for nonary arithmetic and wave propagation.</text:span></text:p>
        </text:list-item>
        <text:list-item>
          <text:p text:style-name="P24"><text:span text:style-name="T3">Time Step:</text:span><text:span text:style-name="T2"> &lt;1ms (1000 Hz) fixed update loop.</text:span></text:p>
        </text:list-item>
      </text:list>
      <text:p text:style-name="P44"><text:span text:style-name="T1">10.2 Cognitive Layer</text:span></text:p>
      <text:list xml:id="list2729485027" text:style-name="WWNum9">
        <text:list-item>
          <text:p text:style-name="P16"><text:span text:style-name="T3">Model:</text:span><text:span text:style-name="T2"> Mamba-9D SSM with architectural isomorphism to $T^9$.</text:span></text:p>
        </text:list-item>
        <text:list-item>
          <text:p text:style-name="P16"><text:span text:style-name="T3">Mapping:</text:span><text:span text:style-name="T2"> 128-bit Hilbert Curve Linearization (TSM) for $O(1)$ spatial locality.</text:span></text:p>
        </text:list-item>
        <text:list-item>
          <text:p text:style-name="P25"><text:span text:style-name="T3">Attention:</text:span><text:span text:style-name="T2"> Riemannian Wave Correlation Attention (interference-based).</text:span></text:p>
        </text:list-item>
      </text:list>
      <text:p text:style-name="P44"><text:span text:style-name="T1">10.3 Autonomous Regulation</text:span></text:p>
      <text:list xml:id="list1986644415" text:style-name="WWNum10">
        <text:list-item>
          <text:p text:style-name="P18"><text:span text:style-name="T3">Controller:</text:span><text:span text:style-name="T2"> ENGS State Machine (Dopamine, Serotonin, Norepinephrine).</text:span></text:p>
        </text:list-item>
        <text:list-item>
          <text:p text:style-name="P18"><text:span text:style-name="T3">Safety:</text:span><text:span text:style-name="T2"> Physics Oracle (Hamiltonian Watchdog).</text:span></text:p>
        </text:list-item>
        <text:list-item>
          <text:p text:style-name="P26"><text:span text:style-name="T3">Persistence:</text:span><text:span text:style-name="T2"> LSM-DMC (Log-Structured Merge Differential Manifold Checkpointing).</text:span></text:p>
        </text:list-item>
      </text:list>
      <text:p text:style-name="P38"><text:span text:style-name="T6">Author: Randy Hoggard</text:span></text:p>
      <text:p text:style-name="P2"><text:span text:style-name="T6">Date: January 05, 2026</text:span></text:p>
      <text:p text:style-name="P2"><text:span text:style-name="T6">Version: 4.0 Final Publication Edition</text:span></text:p>
      <text:p text:style-name="P39"><text:soft-page-break/><text:span text:style-name="T6">Classification: PUBLIC RELEASE - Academic Submission</text:span></text:p>
      <text:p text:style-name="P42"><text:span text:style-name="T7">Works cited</text:span></text:p>
      <text:list xml:id="list1182243999" text:style-name="WWNum11">
        <text:list-item>
          <text:p text:style-name="P40"><text:span text:style-name="T8">AGI Engineering Report Academic Synthesis.txt</text:span></text:p>
        </text:list-item>
        <text:list-item>
          <text:p text:style-name="P40"><text:span text:style-name="T8">[2503.09980] Thermodynamic bounds on energy use in Deep Neural Networks - arXiv, accessed January 5, 2026, </text:span><text:a xlink:type="simple" xlink:href="https://arxiv.org/abs/2503.09980" text:style-name="ListLabel_20_100" text:visited-style-name="ListLabel_20_100"><text:span text:style-name="T9">https://arxiv.org/abs/2503.09980</text:span></text:a></text:p>
        </text:list-item>
        <text:list-item>
          <text:p text:style-name="P40"><text:span text:style-name="T8">How Can AI Researchers Save Energy? By Going Backward. - Quanta Magazine, accessed January 5, 2026, </text:span><text:a xlink:type="simple" xlink:href="https://www.quantamagazine.org/how-can-ai-researchers-save-energy-by-going-backward-20250530/" text:style-name="ListLabel_20_100" text:visited-style-name="ListLabel_20_100"><text:span text:style-name="T9">https://www.quantamagazine.org/how-can-ai-researchers-save-energy-by-going-backward-20250530/</text:span></text:a></text:p>
        </text:list-item>
        <text:list-item>
          <text:p text:style-name="P40"><text:span text:style-name="T8">Heat, Not Halting Problems: Why Thermodynamics May Decide AI Safety - Medium, accessed January 5, 2026, </text:span><text:a xlink:type="simple" xlink:href="https://medium.com/@Elongated_musk/heat-not-halting-problems-why-thermodynamics-may-decide-ai-safety-6963bfcd3c7c" text:style-name="ListLabel_20_100" text:visited-style-name="ListLabel_20_100"><text:span text:style-name="T9">https://medium.com/@Elongated_musk/heat-not-halting-problems-why-thermodynamics-may-decide-ai-safety-6963bfcd3c7c</text:span></text:a></text:p>
        </text:list-item>
        <text:list-item>
          <text:p text:style-name="P40"><text:span text:style-name="T8">On the thermodynamic limits to AI-powered economic growth, accessed January 5, 2026, </text:span><text:a xlink:type="simple" xlink:href="https://technosphere.blog/2025/08/07/on-the-thermodynamic-limits-to-ai-powered-economic-growth/" text:style-name="ListLabel_20_100" text:visited-style-name="ListLabel_20_100"><text:span text:style-name="T9">https://technosphere.blog/2025/08/07/on-the-thermodynamic-limits-to-ai-powered-economic-growth/</text:span></text:a></text:p>
        </text:list-item>
        <text:list-item>
          <text:p text:style-name="P40"><text:span text:style-name="T8">accessed January 5, 2026, </text:span><text:a xlink:type="simple" xlink:href="https://lightcapai.medium.com/riemannian-optimization-in-machine-learning-converging-with-manifold-learning-algorithms-0a420700723a#:~:text=Riemannian%20optimization%20and%20manifold%20learning,unconstrained%20problems%20on%20curved%20spaces." text:style-name="ListLabel_20_100" text:visited-style-name="ListLabel_20_100"><text:span text:style-name="T9">https://lightcapai.medium.com/riemannian-optimization-in-machine-learning-converging-with-manifold-learning-algorithms-0a420700723a#:~:text=Riemannian%20optimization%20and%20manifold%20learning,unconstrained%20problems%20on%20curved%20spaces.</text:span></text:a></text:p>
        </text:list-item>
        <text:list-item>
          <text:p text:style-name="P40"><text:span text:style-name="T8">RIEMANNIAN GEOMETRY IN MACHINE LEARNING - Cornell eCommons, accessed January 5, 2026, </text:span><text:a xlink:type="simple" xlink:href="https://ecommons.cornell.edu/bitstream/1813/112139/1/Katsman_cornell_0058O_11498.pdf" text:style-name="ListLabel_20_100" text:visited-style-name="ListLabel_20_100"><text:span text:style-name="T9">https://ecommons.cornell.edu/bitstream/1813/112139/1/Katsman_cornell_0058O_11498.pdf</text:span></text:a></text:p>
        </text:list-item>
        <text:list-item>
          <text:p text:style-name="P40"><text:span text:style-name="T8">The Holographic Mind: How to use the understanding of brain interference patterns to your advantage. - GR&amp;AT ENDURANCE TRAINING, accessed January 5, 2026, </text:span><text:a xlink:type="simple" xlink:href="http://www.greatendurance.training/blog-content/the-holographic-mind" text:style-name="ListLabel_20_100" text:visited-style-name="ListLabel_20_100"><text:span text:style-name="T9">http://www.greatendurance.training/blog-content/the-holographic-mind</text:span></text:a></text:p>
        </text:list-item>
        <text:list-item>
          <text:p text:style-name="P40"><text:span text:style-name="T8">Modeling AI on Wave Interference : r/ArtificialInteligence - Reddit, accessed January 5, 2026, </text:span><text:a xlink:type="simple" xlink:href="https://www.reddit.com/r/ArtificialInteligence/comments/18nlh8b/modeling_ai_on_wave_interference/" text:style-name="ListLabel_20_100" text:visited-style-name="ListLabel_20_100"><text:span text:style-name="T9">https://www.reddit.com/r/ArtificialInteligence/comments/18nlh8b/modeling_ai_on_wave_interference/</text:span></text:a></text:p>
        </text:list-item>
        <text:list-item>
          <text:p text:style-name="P40"><text:span text:style-name="T8">Balanced- Ternary Logic for Improved and Advanced Computing, accessed January 5, 2026, </text:span><text:a xlink:type="simple" xlink:href="http://www.ijcsit.com/docs/Volume%205/vol5issue04/ijcsit2014050473.pdf" text:style-name="ListLabel_20_100" text:visited-style-name="ListLabel_20_100"><text:span text:style-name="T9">http://www.ijcsit.com/docs/Volume%205/vol5issue04/ijcsit2014050473.pdf</text:span></text:a></text:p>
        </text:list-item>
        <text:list-item>
          <text:p text:style-name="P40"><text:span text:style-name="T8">is there any reason computers use binary and not balanced ternary? - Reddit, accessed January 5, 2026, </text:span><text:a xlink:type="simple" xlink:href="https://www.reddit.com/r/AskScienceDiscussion/comments/156u2kq/is_there_any_reason_computers_use_binary_and_not/" text:style-name="ListLabel_20_100" text:visited-style-name="ListLabel_20_100"><text:span text:style-name="T9">https://www.reddit.com/r/AskScienceDiscussion/comments/156u2kq/is_there_any_reason_computers_use_binary_and_not/</text:span></text:a></text:p>
        </text:list-item>
        <text:list-item>
          <text:p text:style-name="P40"><text:span text:style-name="T8">Kissing number - Wikipedia, accessed January 5, 2026, </text:span><text:a xlink:type="simple" xlink:href="https://en.wikipedia.org/wiki/Kissing_number" text:style-name="ListLabel_20_100" text:visited-style-name="ListLabel_20_100"><text:span text:style-name="T9">https://en.wikipedia.org/wiki/Kissing_number</text:span></text:a></text:p>
        </text:list-item>
        <text:list-item>
          <text:p text:style-name="P40"><text:span text:style-name="T8">Kissing Number -- from Wolfram MathWorld, accessed January 5, 2026, </text:span><text:a xlink:type="simple" xlink:href="https://mathworld.wolfram.com/KissingNumber.html" text:style-name="ListLabel_20_100" text:visited-style-name="ListLabel_20_100"><text:span text:style-name="T9">https://mathworld.wolfram.com/KissingNumber.html</text:span></text:a></text:p>
        </text:list-item>
        <text:list-item>
          <text:p text:style-name="P40"><text:span text:style-name="T8">The Difficulty of Kissing - Tamás Görbe, accessed January 5, 2026, </text:span><text:a xlink:type="simple" xlink:href="https://tamasgorbe.wordpress.com/2015/11/18/the-difficulty-of-kissing/" text:style-name="ListLabel_20_100" text:visited-style-name="ListLabel_20_100"><text:span text:style-name="T9">https://tamasgorbe.wordpress.com/2015/11/18/the-difficulty-of-kissing/</text:span></text:a></text:p>
        </text:list-item>
        <text:list-item>
          <text:p text:style-name="P40"><text:span text:style-name="T8">Understanding Barker Codes - YouTube, accessed January 5, 2026, </text:span><text:a xlink:type="simple" xlink:href="https://www.youtube.com/watch?v=ARspKn76TEU" text:style-name="ListLabel_20_100" text:visited-style-name="ListLabel_20_100"><text:span text:style-name="T9">https://www.youtube.com/watch?v=ARspKn76TEU</text:span></text:a></text:p>
        </text:list-item>
        <text:list-item>
          <text:p text:style-name="P40"><text:span text:style-name="T8">Barker code - Wikipedia, accessed January 5, 2026, </text:span><text:a xlink:type="simple" xlink:href="https://en.wikipedia.org/wiki/Barker_code" text:style-name="ListLabel_20_100" text:visited-style-name="ListLabel_20_100"><text:span text:style-name="T9">https://en.wikipedia.org/wiki/Barker_code</text:span></text:a></text:p>
        </text:list-item>
        <text:list-item>
          <text:p text:style-name="P40"><text:span text:style-name="T8">Barker codes - Microwaves 101, accessed January 5, 2026, </text:span><text:a xlink:type="simple" xlink:href="https://www.microwaves101.com/encyclopedias/barker-codes" text:style-name="ListLabel_20_100" text:visited-style-name="ListLabel_20_100"><text:span text:style-name="T9">https://www.microwaves101.com/encyclopedias/barker-codes</text:span></text:a></text:p>
        </text:list-item>
        <text:list-item>
          <text:p text:style-name="P40"><text:span text:style-name="T8">Gain margin, phase margin, and crossover frequencies - MATLAB - MathWorks, accessed January 5, 2026, </text:span><text:a xlink:type="simple" xlink:href="https://www.mathworks.com/help/control/ref/dynamicsystem.margin.html" text:style-name="ListLabel_20_100" text:visited-style-name="ListLabel_20_100"><text:span text:style-name="T9">https://www.mathworks.com/help/control/ref/dynamicsystem.margin.html</text:span></text:a></text:p>
        </text:list-item>
        <text:list-item>
          <text:p text:style-name="P40"><text:span text:style-name="T8">Phase margin - Wikipedia, accessed January 5, 2026, </text:span><text:a xlink:type="simple" xlink:href="https://en.wikipedia.org/wiki/Phase_margin" text:style-name="ListLabel_20_100" text:visited-style-name="ListLabel_20_100"><text:span text:style-name="T9">https://en.wikipedia.org/wiki/Phase_margin</text:span></text:a></text:p>
        </text:list-item>
        <text:list-item>
          <text:p text:style-name="P40"><text:soft-page-break/><text:span text:style-name="T8">Brandenberger–Vafa mechanism - Wikipedia, accessed January 5, 2026, </text:span><text:a xlink:type="simple" xlink:href="https://en.wikipedia.org/wiki/Brandenberger%E2%80%93Vafa_mechanism" text:style-name="ListLabel_20_100" text:visited-style-name="ListLabel_20_100"><text:span text:style-name="T9">https://en.wikipedia.org/wiki/Brandenberger%E2%80%93Vafa_mechanism</text:span></text:a></text:p>
        </text:list-item>
        <text:list-item>
          <text:p text:style-name="P40"><text:span text:style-name="T8">dilaton stabilization in brane gas cosmology, accessed January 5, 2026, </text:span><text:a xlink:type="simple" xlink:href="https://www.worldscientific.com/doi/full/10.1142/S0217751X04022529" text:style-name="ListLabel_20_100" text:visited-style-name="ListLabel_20_100"><text:span text:style-name="T9">https://www.worldscientific.com/doi/full/10.1142/S0217751X04022529</text:span></text:a></text:p>
        </text:list-item>
        <text:list-item>
          <text:p text:style-name="P40"><text:span text:style-name="T8">Note on shape moduli stabilization, string gas cosmology and the swampland criteria - NIH, accessed January 5, 2026, </text:span><text:a xlink:type="simple" xlink:href="https://pmc.ncbi.nlm.nih.gov/articles/PMC7813711/" text:style-name="ListLabel_20_100" text:visited-style-name="ListLabel_20_100"><text:span text:style-name="T9">https://pmc.ncbi.nlm.nih.gov/articles/PMC7813711/</text:span></text:a></text:p>
        </text:list-item>
        <text:list-item>
          <text:p text:style-name="P40"><text:span text:style-name="T8">String gases and the swampland - arXiv, accessed January 5, 2026, </text:span><text:a xlink:type="simple" xlink:href="https://arxiv.org/pdf/1911.00199" text:style-name="ListLabel_20_100" text:visited-style-name="ListLabel_20_100"><text:span text:style-name="T9">https://arxiv.org/pdf/1911.00199</text:span></text:a></text:p>
        </text:list-item>
        <text:list-item>
          <text:p text:style-name="P40"><text:span text:style-name="T8">[D] What is Riemannian Manifold intuitively? : r/MachineLearning - Reddit, accessed January 5, 2026, </text:span><text:a xlink:type="simple" xlink:href="https://www.reddit.com/r/MachineLearning/comments/qukghv/d_what_is_riemannian_manifold_intuitively/" text:style-name="ListLabel_20_100" text:visited-style-name="ListLabel_20_100"><text:span text:style-name="T9">https://www.reddit.com/r/MachineLearning/comments/qukghv/d_what_is_riemannian_manifold_intuitively/</text:span></text:a></text:p>
        </text:list-item>
        <text:list-item>
          <text:p text:style-name="P40"><text:span text:style-name="T8">Toroidal topology of population activity in grid cells - PubMed, accessed January 5, 2026, </text:span><text:a xlink:type="simple" xlink:href="https://pubmed.ncbi.nlm.nih.gov/35022611/" text:style-name="ListLabel_20_100" text:visited-style-name="ListLabel_20_100"><text:span text:style-name="T9">https://pubmed.ncbi.nlm.nih.gov/35022611/</text:span></text:a></text:p>
        </text:list-item>
        <text:list-item>
          <text:p text:style-name="P40"><text:span text:style-name="T8">Toroidal topology of population activity in grid cells - bioRxiv, accessed January 5, 2026, </text:span><text:a xlink:type="simple" xlink:href="https://www.biorxiv.org/content/10.1101/2021.02.25.432776v1.full-text" text:style-name="ListLabel_20_100" text:visited-style-name="ListLabel_20_100"><text:span text:style-name="T9">https://www.biorxiv.org/content/10.1101/2021.02.25.432776v1.full-text</text:span></text:a></text:p>
        </text:list-item>
        <text:list-item>
          <text:p text:style-name="P40"><text:span text:style-name="T8">A model of grid cells based on a twisted torus topology - PubMed, accessed January 5, 2026, </text:span><text:a xlink:type="simple" xlink:href="https://pubmed.ncbi.nlm.nih.gov/17696288/" text:style-name="ListLabel_20_100" text:visited-style-name="ListLabel_20_100"><text:span text:style-name="T9">https://pubmed.ncbi.nlm.nih.gov/17696288/</text:span></text:a></text:p>
        </text:list-item>
        <text:list-item>
          <text:p text:style-name="P40"><text:span text:style-name="T8">The role of oscillations in grid cells' toroidal topology | PLOS Computational Biology, accessed January 5, 2026, </text:span><text:a xlink:type="simple" xlink:href="https://journals.plos.org/ploscompbiol/article?id=10.1371/journal.pcbi.1012776" text:style-name="ListLabel_20_100" text:visited-style-name="ListLabel_20_100"><text:span text:style-name="T9">https://journals.plos.org/ploscompbiol/article?id=10.1371/journal.pcbi.1012776</text:span></text:a></text:p>
        </text:list-item>
        <text:list-item>
          <text:p text:style-name="P40"><text:span text:style-name="T8">Online Optimization over Riemannian Manifolds - Journal of Machine Learning Research, accessed January 5, 2026, </text:span><text:a xlink:type="simple" xlink:href="https://www.jmlr.org/papers/volume24/21-1308/21-1308.pdf" text:style-name="ListLabel_20_100" text:visited-style-name="ListLabel_20_100"><text:span text:style-name="T9">https://www.jmlr.org/papers/volume24/21-1308/21-1308.pdf</text:span></text:a></text:p>
        </text:list-item>
        <text:list-item>
          <text:p text:style-name="P40"><text:span text:style-name="T8">Riemannian Optimization in Machine Learning: Converging with Manifold Learning Algorithms | by Faruk Alpay, accessed January 5, 2026, </text:span><text:a xlink:type="simple" xlink:href="https://lightcapai.medium.com/riemannian-optimization-in-machine-learning-converging-with-manifold-learning-algorithms-0a420700723a" text:style-name="ListLabel_20_100" text:visited-style-name="ListLabel_20_100"><text:span text:style-name="T9">https://lightcapai.medium.com/riemannian-optimization-in-machine-learning-converging-with-manifold-learning-algorithms-0a420700723a</text:span></text:a></text:p>
        </text:list-item>
        <text:list-item>
          <text:p text:style-name="P40"><text:span text:style-name="T8">Improving CNN training by Riemannian optimization on the generalized Stiefel manifold combined with a gradient-based manifold search | OpenReview, accessed January 5, 2026, </text:span><text:a xlink:type="simple" xlink:href="https://openreview.net/forum?id=6w9qffvXkq" text:style-name="ListLabel_20_100" text:visited-style-name="ListLabel_20_100"><text:span text:style-name="T9">https://openreview.net/forum?id=6w9qffvXkq</text:span></text:a></text:p>
        </text:list-item>
        <text:list-item>
          <text:p text:style-name="P40"><text:span text:style-name="T8">Riemannian Geometric-based Meta Learning | Proceedings of the AAAI Conference on Artificial Intelligence, accessed January 5, 2026, </text:span><text:a xlink:type="simple" xlink:href="https://ojs.aaai.org/index.php/AAAI/article/view/34185" text:style-name="ListLabel_20_100" text:visited-style-name="ListLabel_20_100"><text:span text:style-name="T9">https://ojs.aaai.org/index.php/AAAI/article/view/34185</text:span></text:a></text:p>
        </text:list-item>
        <text:list-item>
          <text:p text:style-name="P40"><text:span text:style-name="T8">Time-domain brain: temporal mechanisms for brain functions using time-delay nets, holographic processes, radio communications, and emergent oscillatory sequences - Frontiers, accessed January 5, 2026, </text:span><text:a xlink:type="simple" xlink:href="https://www.frontiersin.org/journals/computational-neuroscience/articles/10.3389/fncom.2025.1540532/full" text:style-name="ListLabel_20_100" text:visited-style-name="ListLabel_20_100"><text:span text:style-name="T9">https://www.frontiersin.org/journals/computational-neuroscience/articles/10.3389/fncom.2025.1540532/full</text:span></text:a></text:p>
        </text:list-item>
        <text:list-item>
          <text:p text:style-name="P40"><text:span text:style-name="T8">Thermodynamic Neural Network - PMC - NIH, accessed January 5, 2026, </text:span><text:a xlink:type="simple" xlink:href="https://pmc.ncbi.nlm.nih.gov/articles/PMC7516712/" text:style-name="ListLabel_20_100" text:visited-style-name="ListLabel_20_100"><text:span text:style-name="T9">https://pmc.ncbi.nlm.nih.gov/articles/PMC7516712/</text:span></text:a></text:p>
        </text:list-item>
        <text:list-item>
          <text:p text:style-name="P40"><text:span text:style-name="T8">A Review on Riemannian Metric Learning: Closer to You than You Imagine - arXiv, accessed January 5, 2026, </text:span><text:a xlink:type="simple" xlink:href="https://arxiv.org/abs/2503.05321" text:style-name="ListLabel_20_100" text:visited-style-name="ListLabel_20_100"><text:span text:style-name="T9">https://arxiv.org/abs/2503.05321</text:span></text:a></text:p>
        </text:list-item>
        <text:list-item>
          <text:p text:style-name="P40"><text:span text:style-name="T8">Neuromorphic Computing via Fission‐based Broadband Frequency Generation - PMC - NIH, accessed January 5, 2026, </text:span><text:a xlink:type="simple" xlink:href="https://pmc.ncbi.nlm.nih.gov/articles/PMC10724387/" text:style-name="ListLabel_20_100" text:visited-style-name="ListLabel_20_100"><text:span text:style-name="T9">https://pmc.ncbi.nlm.nih.gov/articles/PMC10724387/</text:span></text:a></text:p>
        </text:list-item>
        <text:list-item>
          <text:p text:style-name="P40"><text:span text:style-name="T8">[2012.04594] Nanoscale neural network using non-linear spin-wave interference - arXiv, accessed January 5, 2026, </text:span><text:a xlink:type="simple" xlink:href="https://arxiv.org/abs/2012.04594" text:style-name="ListLabel_20_100" text:visited-style-name="ListLabel_20_100"><text:span text:style-name="T9">https://arxiv.org/abs/2012.04594</text:span></text:a></text:p>
        </text:list-item>
        <text:list-item>
          <text:p text:style-name="P40"><text:span text:style-name="T8">Symplectic neural network and its application to charged particle dynamics in electromagnetic fields - AIP Publishing, accessed January 5, 2026, </text:span><text:a xlink:type="simple" xlink:href="https://pubs.aip.org/aip/pop/article/32/10/103901/3365622/Symplectic-neural-network-and-its-application-to" text:style-name="ListLabel_20_100" text:visited-style-name="ListLabel_20_100"><text:span text:style-name="T9">https://pubs.aip.org/aip/pop/article/32/10/103901/3365622/Symplectic-neural-network-and-its-application-to</text:span></text:a></text:p>
        </text:list-item>
        <text:list-item>
          <text:p text:style-name="P40"><text:span text:style-name="T8">Learning Generalized Hamiltonians Using Fully Symplectic Mappings - arXiv, accessed January 5, 2026, </text:span><text:a xlink:type="simple" xlink:href="https://arxiv.org/html/2409.11138v3" text:style-name="ListLabel_20_100" text:visited-style-name="ListLabel_20_100"><text:span text:style-name="T9">https://arxiv.org/html/2409.11138v3</text:span></text:a></text:p>
        </text:list-item>
        <text:list-item>
          <text:p text:style-name="P40"><text:span text:style-name="T8">Sparse Symplectically Integrated Neural Networks - NeurIPS, accessed January 5, 2026, </text:span><text:a xlink:type="simple" xlink:href="https://proceedings.neurips.cc/paper/2020/file/439fca360bc99c315c5882c4432ae7a4-Paper.pdf" text:style-name="ListLabel_20_100" text:visited-style-name="ListLabel_20_100"><text:span text:style-name="T9">https://proceedings.neurips.cc/paper/2020/file/439fca360bc99c315c5882c4432ae7a4-Paper.pdf</text:span></text:a></text:p>
        </text:list-item>
        <text:list-item>
          <text:p text:style-name="P40"><text:soft-page-break/><text:span text:style-name="T8">[2410.18262] Hamiltonian Matching for Symplectic Neural Integrators - arXiv, accessed January 5, 2026, </text:span><text:a xlink:type="simple" xlink:href="https://arxiv.org/abs/2410.18262" text:style-name="ListLabel_20_100" text:visited-style-name="ListLabel_20_100"><text:span text:style-name="T9">https://arxiv.org/abs/2410.18262</text:span></text:a></text:p>
        </text:list-item>
        <text:list-item>
          <text:p text:style-name="P40"><text:span text:style-name="T8">Ternary numeral system - Wikipedia, accessed January 5, 2026, </text:span><text:a xlink:type="simple" xlink:href="https://en.wikipedia.org/wiki/Ternary_numeral_system" text:style-name="ListLabel_20_100" text:visited-style-name="ListLabel_20_100"><text:span text:style-name="T9">https://en.wikipedia.org/wiki/Ternary_numeral_system</text:span></text:a></text:p>
        </text:list-item>
        <text:list-item>
          <text:p text:style-name="P40"><text:span text:style-name="T8">Efficient Ternary Logic Circuits Optimized by Ternary Arithmetic Algorithms - Hajim School of Engineering &amp; Applied Sciences, accessed January 5, 2026, </text:span><text:a xlink:type="simple" xlink:href="https://hajim.rochester.edu/ece/sites/friedman/papers/TEmerging_24.pdf" text:style-name="ListLabel_20_100" text:visited-style-name="ListLabel_20_100"><text:span text:style-name="T9">https://hajim.rochester.edu/ece/sites/friedman/papers/TEmerging_24.pdf</text:span></text:a></text:p>
        </text:list-item>
        <text:list-item>
          <text:p text:style-name="P40"><text:span text:style-name="T8">KAM Theory | Galileo Unbound, accessed January 5, 2026, </text:span><text:a xlink:type="simple" xlink:href="https://galileo-unbound.blog/tag/kam-theory/" text:style-name="ListLabel_20_100" text:visited-style-name="ListLabel_20_100"><text:span text:style-name="T9">https://galileo-unbound.blog/tag/kam-theory/</text:span></text:a></text:p>
        </text:list-item>
        <text:list-item>
          <text:p text:style-name="P40"><text:span text:style-name="T8">Kolmogorov–Arnold–Moser theorem - Wikipedia, accessed January 5, 2026, </text:span><text:a xlink:type="simple" xlink:href="https://en.wikipedia.org/wiki/Kolmogorov%E2%80%93Arnold%E2%80%93Moser_theorem" text:style-name="ListLabel_20_100" text:visited-style-name="ListLabel_20_100"><text:span text:style-name="T9">https://en.wikipedia.org/wiki/Kolmogorov%E2%80%93Arnold%E2%80%93Moser_theorem</text:span></text:a></text:p>
        </text:list-item>
        <text:list-item>
          <text:p text:style-name="P40"><text:span text:style-name="T8">KAM theory and the Ergodic hypothesis - Math Stack Exchange, accessed January 5, 2026, </text:span><text:a xlink:type="simple" xlink:href="https://math.stackexchange.com/questions/279926/kam-theory-and-the-ergodic-hypothesis" text:style-name="ListLabel_20_100" text:visited-style-name="ListLabel_20_100"><text:span text:style-name="T9">https://math.stackexchange.com/questions/279926/kam-theory-and-the-ergodic-hypothesis</text:span></text:a></text:p>
        </text:list-item>
        <text:list-item>
          <text:p text:style-name="P40"><text:span text:style-name="T8">Mamba: Linear-Time Sequence Modeling with Selective State Spaces - arXiv, accessed January 5, 2026, </text:span><text:a xlink:type="simple" xlink:href="https://arxiv.org/pdf/2312.00752" text:style-name="ListLabel_20_100" text:visited-style-name="ListLabel_20_100"><text:span text:style-name="T9">https://arxiv.org/pdf/2312.00752</text:span></text:a></text:p>
        </text:list-item>
        <text:list-item>
          <text:p text:style-name="P40"><text:span text:style-name="T8">[2405.21060] Transformers are SSMs: Generalized Models and Efficient Algorithms Through Structured State Space Duality - arXiv, accessed January 5, 2026, </text:span><text:a xlink:type="simple" xlink:href="https://arxiv.org/abs/2405.21060" text:style-name="ListLabel_20_100" text:visited-style-name="ListLabel_20_100"><text:span text:style-name="T9">https://arxiv.org/abs/2405.21060</text:span></text:a></text:p>
        </text:list-item>
        <text:list-item>
          <text:p text:style-name="P40"><text:span text:style-name="T8">Modeling the effects of neuromodulation on internal brain areas: Serotonin and dopamine, accessed January 5, 2026, </text:span><text:a xlink:type="simple" xlink:href="https://ieeexplore.ieee.org/document/6706905/" text:style-name="ListLabel_20_100" text:visited-style-name="ListLabel_20_100"><text:span text:style-name="T9">https://ieeexplore.ieee.org/document/6706905/</text:span></text:a></text:p>
        </text:list-item>
        <text:list-item>
          <text:p text:style-name="P40"><text:span text:style-name="T8">Modulating the neuromodulators: dopamine, serotonin and the endocannabinoid system - PMC - PubMed Central, accessed January 5, 2026, </text:span><text:a xlink:type="simple" xlink:href="https://pmc.ncbi.nlm.nih.gov/articles/PMC8159866/" text:style-name="ListLabel_20_100" text:visited-style-name="ListLabel_20_100"><text:span text:style-name="T9">https://pmc.ncbi.nlm.nih.gov/articles/PMC8159866/</text:span></text:a></text:p>
        </text:list-item>
        <text:list-item>
          <text:p text:style-name="P40"><text:span text:style-name="T8">Neuromodulatory Systems and Their Interactions: A Review of Models, Theories, and Experiments - PMC, accessed January 5, 2026, </text:span><text:a xlink:type="simple" xlink:href="https://pmc.ncbi.nlm.nih.gov/articles/PMC5744617/" text:style-name="ListLabel_20_100" text:visited-style-name="ListLabel_20_100"><text:span text:style-name="T9">https://pmc.ncbi.nlm.nih.gov/articles/PMC5744617/</text:span></text:a></text:p>
        </text:list-item>
        <text:list-item>
          <text:p text:style-name="P40"><text:span text:style-name="T8">Theoretical Insights into Neuromodulation and Its Computational Role in Neural Networks, accessed January 5, 2026, </text:span><text:a xlink:type="simple" xlink:href="https://www.frontiersin.org/research-topics/69189/theoretical-insights-into-neuromodulation-and-its-computational-role-in-neural-networks" text:style-name="ListLabel_20_100" text:visited-style-name="ListLabel_20_100"><text:span text:style-name="T9">https://www.frontiersin.org/research-topics/69189/theoretical-insights-into-neuromodulation-and-its-computational-role-in-neural-networks</text:span></text:a></text:p>
        </text:list-item>
        <text:list-item>
          <text:p text:style-name="P40"><text:span text:style-name="T8">Place Cells, Grid Cells, and Memory - PMC - PubMed Central - NIH, accessed January 5, 2026, </text:span><text:a xlink:type="simple" xlink:href="https://pmc.ncbi.nlm.nih.gov/articles/PMC4315928/" text:style-name="ListLabel_20_100" text:visited-style-name="ListLabel_20_100"><text:span text:style-name="T9">https://pmc.ncbi.nlm.nih.gov/articles/PMC4315928/</text:span></text:a></text:p>
        </text:list-item>
        <text:list-item>
          <text:p text:style-name="P40"><text:span text:style-name="T8">Homeostasis as a foundation for adaptive and emotional artificial intelligence - Philosophical Problems in Science, accessed January 5, 2026, </text:span><text:a xlink:type="simple" xlink:href="https://zfn.edu.pl/index.php/zfn/article/download/706/618" text:style-name="ListLabel_20_100" text:visited-style-name="ListLabel_20_100"><text:span text:style-name="T9">https://zfn.edu.pl/index.php/zfn/article/download/706/618</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roman" style:font-pitch="variable"/>
    <style:font-face style:name="Georgia" svg:font-family="Georgia" style:font-family-generic="roman" style:font-pitch="variable"/>
    <style:font-face style:name="Google Sans" svg:font-family="'Google Sans'" style:font-family-generic="roman" style:font-pitch="variable"/>
    <style:font-face style:name="Google Sans Text" svg:font-family="'Google Sans Text'"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Google Sans1" svg:font-family="'Google Sans'" style:font-family-generic="system" style:font-pitch="variable"/>
    <style:font-face style:name="Google Sans Text1" svg:font-family="'Google Sans Text'"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24pt" fo:font-style="normal" fo:font-weight="bold" style:font-size-asian="24pt" style:font-style-asian="normal" style:font-weight-asian="bold" style:font-size-complex="24pt" style:font-style-complex="normal" style:font-weight-complex="bold"/>
    </style:style>
    <style:style style:name="Heading_20_2" style:display-name="Heading 2" style:family="paragraph" style:parent-style-name="normal" style:next-style-name="Standard" style:default-outline-level="" style:class="text">
      <style:paragraph-properties fo:margin-top="0.1563in" fo:margin-bottom="0.1563in" loext:contextual-spacing="false" fo:line-height="100%" fo:padding="0in" fo:border="none"/>
      <style:text-properties fo:font-size="18pt" fo:font-style="normal" fo:font-weight="bold" style:font-size-asian="18pt" style:font-style-asian="normal" style:font-weight-asian="bold" style:font-size-complex="18pt" style:font-style-complex="normal" style:font-weight-complex="bold"/>
    </style:style>
    <style:style style:name="Heading_20_3" style:display-name="Heading 3"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14pt" fo:font-style="normal" fo:font-weight="bold" style:font-size-asian="14pt" style:font-style-asian="normal" style:font-weight-asian="bold" style:font-size-complex="14pt" style:font-style-complex="normal" style:font-weight-complex="bold"/>
    </style:style>
    <style:style style:name="Heading_20_4" style:display-name="Heading 4"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12pt" fo:font-style="normal" fo:font-weight="bold" style:font-size-asian="12pt" style:font-style-asian="normal" style:font-weight-asian="bold" style:font-size-complex="12pt" style:font-style-complex="normal" style:font-weight-complex="bold"/>
    </style:style>
    <style:style style:name="Heading_20_5" style:display-name="Heading 5"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9pt" fo:font-style="normal" fo:font-weight="bold" style:font-size-asian="9pt" style:font-style-asian="normal" style:font-weight-asian="bold" style:font-size-complex="9pt" style:font-style-complex="normal" style:font-weight-complex="bold"/>
    </style:style>
    <style:style style:name="Heading_20_6" style:display-name="Heading 6" style:family="paragraph" style:parent-style-name="normal" style:next-style-name="Standard" style:default-outline-level="" style:class="text">
      <style:paragraph-properties fo:margin-top="0.25in" fo:margin-bottom="0.25in" loext:contextual-spacing="false" fo:line-height="100%" fo:padding="0in" fo:border="none"/>
      <style:text-properties fo:font-size="8pt" fo:font-style="normal" fo:font-weight="bold" style:font-size-asian="8pt" style:font-style-asian="normal" style:font-weight-asian="bold" style:font-size-complex="8pt" style:font-style-complex="normal" style:font-weight-complex="bold"/>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font-style-complex="italic"/>
    </style:style>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 style:display-name="ListLabel 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 style:display-name="ListLabel 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 style:display-name="ListLabel 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 style:display-name="ListLabel 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 style:display-name="ListLabel 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 style:display-name="ListLabel 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 style:display-name="ListLabel 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 style:display-name="ListLabel 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 style:display-name="ListLabel 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 style:display-name="ListLabel 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 style:display-name="ListLabel 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 style:display-name="ListLabel 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5" style:display-name="ListLabel 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6" style:display-name="ListLabel 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7" style:display-name="ListLabel 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8" style:display-name="ListLabel 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9" style:display-name="ListLabel 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0" style:display-name="ListLabel 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1" style:display-name="ListLabel 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2" style:display-name="ListLabel 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3" style:display-name="ListLabel 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4" style:display-name="ListLabel 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5" style:display-name="ListLabel 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6" style:display-name="ListLabel 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7" style:display-name="ListLabel 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8" style:display-name="ListLabel 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9" style:display-name="ListLabel 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0" style:display-name="ListLabel 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1" style:display-name="ListLabel 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2" style:display-name="ListLabel 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3" style:display-name="ListLabel 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4" style:display-name="ListLabel 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5" style:display-name="ListLabel 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6" style:display-name="ListLabel 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7" style:display-name="ListLabel 3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8" style:display-name="ListLabel 3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9" style:display-name="ListLabel 3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0" style:display-name="ListLabel 4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1" style:display-name="ListLabel 4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2" style:display-name="ListLabel 4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3" style:display-name="ListLabel 4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4" style:display-name="ListLabel 4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5" style:display-name="ListLabel 4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6" style:display-name="ListLabel 4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7" style:display-name="ListLabel 4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8" style:display-name="ListLabel 4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9" style:display-name="ListLabel 4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0" style:display-name="ListLabel 5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1" style:display-name="ListLabel 5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2" style:display-name="ListLabel 5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3" style:display-name="ListLabel 5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4" style:display-name="ListLabel 5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5" style:display-name="ListLabel 5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6" style:display-name="ListLabel 5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7" style:display-name="ListLabel 5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8" style:display-name="ListLabel 5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9" style:display-name="ListLabel 5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0" style:display-name="ListLabel 6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1" style:display-name="ListLabel 6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2" style:display-name="ListLabel 6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3" style:display-name="ListLabel 6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4" style:display-name="ListLabel 6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5" style:display-name="ListLabel 6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6" style:display-name="ListLabel 6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7" style:display-name="ListLabel 6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8" style:display-name="ListLabel 6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9" style:display-name="ListLabel 6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0" style:display-name="ListLabel 7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1" style:display-name="ListLabel 7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2" style:display-name="ListLabel 7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3" style:display-name="ListLabel 7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4" style:display-name="ListLabel 7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5" style:display-name="ListLabel 7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6" style:display-name="ListLabel 7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7" style:display-name="ListLabel 7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8" style:display-name="ListLabel 7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9" style:display-name="ListLabel 7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0" style:display-name="ListLabel 8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1" style:display-name="ListLabel 8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2" style:display-name="ListLabel 8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3" style:display-name="ListLabel 8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4" style:display-name="ListLabel 8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5" style:display-name="ListLabel 8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6" style:display-name="ListLabel 8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7" style:display-name="ListLabel 8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8" style:display-name="ListLabel 8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9" style:display-name="ListLabel 8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0" style:display-name="ListLabel 9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1" style:display-name="ListLabel 9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2" style:display-name="ListLabel 9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3" style:display-name="ListLabel 9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4" style:display-name="ListLabel 9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5" style:display-name="ListLabel 9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6" style:display-name="ListLabel 9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7" style:display-name="ListLabel 9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8" style:display-name="ListLabel 9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9" style:display-name="ListLabel 9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0" style:display-name="ListLabel 100" style:family="text">
      <style:text-properties fo:color="#0000ee" style:font-name="Google Sans" fo:font-family="'Google Sans'" style:font-family-generic="roman" style:font-pitch="variable" fo:font-size="12pt" style:text-underline-style="solid" style:text-underline-width="auto" style:text-underline-color="font-color" style:font-name-asian="Google Sans1" style:font-family-asian="'Google Sans'" style:font-family-generic-asian="system" style:font-pitch-asian="variable" style:font-size-asian="12pt" style:font-name-complex="Google Sans1" style:font-family-complex="'Google Sans'"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10" meta:paragraph-count="224" meta:word-count="4928" meta:character-count="38121" meta:non-whitespace-character-count="33518"/>
    <meta:generator>LibreOfficeDev/6.0.5.2$Linux_X86_64 LibreOffice_project/</meta:generator>
  </office:meta>
</office:document-meta>
</file>